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5.77mm"/>
    </style:style>
    <style:style style:name="co3" style:family="table-column">
      <style:table-column-properties fo:break-before="auto" style:column-width="46.3mm"/>
    </style:style>
    <style:style style:name="co4" style:family="table-column">
      <style:table-column-properties fo:break-before="auto" style:column-width="53.18mm"/>
    </style:style>
    <style:style style:name="co5" style:family="table-column">
      <style:table-column-properties fo:break-before="auto" style:column-width="41.54mm"/>
    </style:style>
    <style:style style:name="co6" style:family="table-column">
      <style:table-column-properties fo:break-before="auto" style:column-width="100.28mm"/>
    </style:style>
    <style:style style:name="co7" style:family="table-column">
      <style:table-column-properties fo:break-before="auto" style:column-width="57.41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62.97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17.2mm"/>
    </style:style>
    <style:style style:name="co12" style:family="table-column">
      <style:table-column-properties fo:break-before="auto" style:column-width="26.72mm"/>
    </style:style>
    <style:style style:name="co13" style:family="table-column">
      <style:table-column-properties fo:break-before="auto" style:column-width="18.26mm"/>
    </style:style>
    <style:style style:name="co14" style:family="table-column">
      <style:table-column-properties fo:break-before="auto" style:column-width="49.48mm"/>
    </style:style>
    <style:style style:name="co15" style:family="table-column">
      <style:table-column-properties fo:break-before="auto" style:column-width="67.47mm"/>
    </style:style>
    <style:style style:name="co16" style:family="table-column">
      <style:table-column-properties fo:break-before="auto" style:column-width="112.66mm"/>
    </style:style>
    <style:style style:name="co17" style:family="table-column">
      <style:table-column-properties fo:break-before="auto" style:column-width="26.62mm"/>
    </style:style>
    <style:style style:name="co18" style:family="table-column">
      <style:table-column-properties fo:break-before="auto" style:column-width="28.31mm"/>
    </style:style>
    <style:style style:name="co19" style:family="table-column">
      <style:table-column-properties fo:break-before="auto" style:column-width="23.55mm"/>
    </style:style>
    <style:style style:name="co20" style:family="table-column">
      <style:table-column-properties fo:break-before="auto" style:column-width="17.46mm"/>
    </style:style>
    <style:style style:name="co21" style:family="table-column">
      <style:table-column-properties fo:break-before="auto" style:column-width="49.74mm"/>
    </style:style>
    <style:style style:name="co22" style:family="table-column">
      <style:table-column-properties fo:break-before="auto" style:column-width="81.49mm"/>
    </style:style>
    <style:style style:name="co23" style:family="table-column">
      <style:table-column-properties fo:break-before="auto" style:column-width="26.99mm"/>
    </style:style>
    <style:style style:name="co24" style:family="table-column">
      <style:table-column-properties fo:break-before="auto" style:column-width="27.78mm"/>
    </style:style>
    <style:style style:name="co25" style:family="table-column">
      <style:table-column-properties fo:break-before="auto" style:column-width="65.09mm"/>
    </style:style>
    <style:style style:name="co26" style:family="table-column">
      <style:table-column-properties fo:break-before="auto" style:column-width="24.25mm"/>
    </style:style>
    <style:style style:name="co27" style:family="table-column">
      <style:table-column-properties fo:break-before="auto" style:column-width="44.98mm"/>
    </style:style>
    <style:style style:name="co28" style:family="table-column">
      <style:table-column-properties fo:break-before="auto" style:column-width="107.95mm"/>
    </style:style>
    <style:style style:name="co29" style:family="table-column">
      <style:table-column-properties fo:break-before="auto" style:column-width="25.4mm"/>
    </style:style>
    <style:style style:name="co30" style:family="table-column">
      <style:table-column-properties fo:break-before="auto" style:column-width="40.5mm"/>
    </style:style>
    <style:style style:name="co31" style:family="table-column">
      <style:table-column-properties fo:break-before="auto" style:column-width="24.52mm"/>
    </style:style>
    <style:style style:name="co32" style:family="table-column">
      <style:table-column-properties fo:break-before="auto" style:column-width="28.8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3mm" fo:break-before="auto" style:use-optimal-row-height="fals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wrap-option="wrap" fo:border="0.06pt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Hiperlink" style:data-style-name="N0">
      <style:text-properties fo:color="#0563c1" style:text-underline-style="solid" style:text-underline-width="auto" style:text-underline-color="font-color"/>
    </style:style>
    <style:style style:name="ce8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2" style:family="table-cell" style:parent-style-name="Default" style:data-style-name="N30"/>
    <style:style style:name="ce10" style:family="table-cell" style:parent-style-name="Default" style:data-style-name="N2">
      <style:table-cell-properties fo:border="0.06pt solid #000000"/>
    </style:style>
    <style:style style:name="ce11" style:family="table-cell" style:parent-style-name="Default" style:data-style-name="N30">
      <style:table-cell-properties fo:border="0.06pt solid #000000"/>
    </style:style>
    <style:style style:name="ce16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1" style:family="table-cell" style:parent-style-name="Hiperlink" style:data-style-name="N0">
      <style:table-cell-properties fo:border="0.06pt solid #000000"/>
      <style:text-properties fo:color="#0563c1" style:text-underline-style="solid" style:text-underline-width="auto" style:text-underline-color="font-color"/>
    </style:style>
    <style:style style:name="ce32" style:family="table-cell" style:parent-style-name="Hiperlink">
      <style:table-cell-properties fo:wrap-option="wrap" fo:border="0.06pt solid #000000"/>
      <style:text-properties style:text-outline="false" style:text-line-through-style="none" style:text-line-through-type="none" fo:language="pt" fo:country="BR" fo:font-style="normal" fo:text-shadow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Hiperlink">
      <style:table-cell-properties fo:wrap-option="wrap"/>
      <style:text-properties style:text-outline="false" style:text-line-through-style="none" style:text-line-through-type="none" fo:language="pt" fo:country="BR" fo:font-style="normal" fo:text-shadow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39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37">
      <style:table-cell-properties fo:border="0.06pt solid #000000"/>
    </style:style>
    <style:style style:name="ce41" style:family="table-cell" style:parent-style-name="Default" style:data-style-name="N37"/>
    <style:style style:name="ce20" style:family="table-cell" style:parent-style-name="Default" style:data-style-name="N36">
      <style:table-cell-properties fo:border="0.06pt solid #000000"/>
    </style:style>
    <style:style style:name="ce13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unidades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56" table:default-cell-style-name="ce1"/>
        <table:table-column table:style-name="co8" table:number-columns-repeated="960" table:default-cell-style-name="Default"/>
        <table:table-row table:style-name="ro1">
          <table:table-cell table:style-name="ce2" office:value-type="string" calcext:value-type="string">
            <text:p>ESTAD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GITHUB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FACEBOOK PAGE</text:p>
          </table:table-cell>
          <table:table-cell table:style-name="ce3" office:value-type="string" calcext:value-type="string">
            <text:p>INSTAGRAM</text:p>
          </table:table-cell>
          <table:table-cell table:style-name="ce3" office:value-type="string" calcext:value-type="string">
            <text:p>TELEGRA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oluna1</text:p>
          </table:table-cell>
          <table:table-cell table:style-name="ce5" office:value-type="string" calcext:value-type="string">
            <text:p>PHPESTE</text:p>
          </table:table-cell>
          <table:table-cell table:style-name="ce5" office:value-type="string" calcext:value-type="string">
            <text:p>https://phpeste.net</text:p>
          </table:table-cell>
          <table:table-cell table:style-name="ce6" office:value-type="string" calcext:value-type="string">
            <text:p><text:a xlink:href="https://github.com/PHPeste" xlink:type="simple">https://github.com/PHPeste</text:a></text:p>
          </table:table-cell>
          <table:table-cell table:style-name="ce6" office:value-type="string" calcext:value-type="string">
            <text:p><text:a xlink:href="https://twitter.com/phpestene" xlink:type="simple">https://twitter.com/phpestene</text:a></text:p>
          </table:table-cell>
          <table:table-cell table:style-name="ce6" office:value-type="string" calcext:value-type="string">
            <text:p><text:a xlink:href="https://www.facebook.com/PeAgaPeste/" xlink:type="simple">https://www.facebook.com/PeAgaPeste/</text:a></text:p>
          </table:table-cell>
          <table:table-cell table:style-name="ce6" office:value-type="string" calcext:value-type="string">
            <text:p><text:a xlink:href="https://www.instagram.com/phpeste/" xlink:type="simple">https://www.instagram.com/phpeste/</text:a></text:p>
          </table:table-cell>
          <table:table-cell table:style-name="ce6" office:value-type="string" calcext:value-type="string">
            <text:p><text:a xlink:href="https://t.me/phpeste" xlink:type="simple">https://t.me/phpeste</text:a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L</text:p>
          </table:table-cell>
          <table:table-cell table:style-name="ce5" office:value-type="string" calcext:value-type="string">
            <text:p>PHP User Group – Alagoas</text:p>
          </table:table-cell>
          <table:table-cell table:style-name="ce6" office:value-type="string" calcext:value-type="string">
            <text:p><text:a xlink:href="http://www.php-al.org/" xlink:type="simple">http://www.php-al.org/</text:a></text:p>
          </table:table-cell>
          <table:table-cell table:style-name="ce6" office:value-type="string" calcext:value-type="string">
            <text:p><text:a xlink:href="https://github.com/PHP-AL" xlink:type="simple">https://github.com/PHP-AL</text:a></text:p>
          </table:table-cell>
          <table:table-cell table:style-name="ce6" office:value-type="string" calcext:value-type="string">
            <text:p><text:a xlink:href="https://twitter.com/php_al" xlink:type="simple">https://twitter.com/php_al</text:a></text:p>
          </table:table-cell>
          <table:table-cell table:style-name="ce7" office:value-type="string" calcext:value-type="string">
            <text:p><text:a xlink:href="https://www.facebook.com/groups/385099358172866/" xlink:type="simple">https://www.facebook.com/groups/385099358172866/</text:a></text:p>
          </table:table-cell>
          <table:table-cell table:style-name="ce6" office:value-type="string" calcext:value-type="string">
            <text:p><text:a xlink:href="https://www.instagram.com/php.al/" xlink:type="simple">https://www.instagram.com/php.al/</text:a></text:p>
          </table:table-cell>
          <table:table-cell table:style-name="ce5"/>
          <table:table-cell table:number-columns-repeated="1016"/>
        </table:table-row>
        <table:table-row table:style-name="ro3">
          <table:table-cell table:style-name="ce4" office:value-type="string" calcext:value-type="string">
            <text:p>BA</text:p>
          </table:table-cell>
          <table:table-cell table:style-name="ce5" office:value-type="string" calcext:value-type="string">
            <text:p>PHPBA</text:p>
          </table:table-cell>
          <table:table-cell table:style-name="ce6" office:value-type="string" calcext:value-type="string">
            <text:p><text:a xlink:href="http://phpba.com.br/" xlink:type="simple">http://phpba.com.br/</text:a></text:p>
          </table:table-cell>
          <table:table-cell table:style-name="ce6" office:value-type="string" calcext:value-type="string">
            <text:p><text:a xlink:href="https://github.com/phpba/" xlink:type="simple">https://github.com/phpba/</text:a></text:p>
          </table:table-cell>
          <table:table-cell table:style-name="ce6" office:value-type="string" calcext:value-type="string">
            <text:p><text:a xlink:href="https://twitter.com/phpba" xlink:type="simple">https://twitter.com/phpba</text:a></text:p>
          </table:table-cell>
          <table:table-cell table:style-name="ce7" office:value-type="string" calcext:value-type="string">
            <text:p><text:a xlink:href="https://www.facebook.com/PHPBA-1452159261670420/" xlink:type="simple">https://www.facebook.com/PHPBA-1452159261670420/</text:a></text:p>
          </table:table-cell>
          <table:table-cell table:style-name="ce5"/>
          <table:table-cell table:style-name="ce5" office:value-type="string" calcext:value-type="string">
            <text:p>https://telegram.me/phpba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E</text:p>
          </table:table-cell>
          <table:table-cell table:style-name="ce5" office:value-type="string" calcext:value-type="string">
            <text:p>PHP com Rapadura</text:p>
          </table:table-cell>
          <table:table-cell table:style-name="ce6" office:value-type="string" calcext:value-type="string">
            <text:p><text:a xlink:href="http://phpcomrapadura.org/" xlink:type="simple">http://phpcomrapadura.org/</text:a></text:p>
          </table:table-cell>
          <table:table-cell table:style-name="ce6" office:value-type="string" calcext:value-type="string">
            <text:p><text:a xlink:href="https://github.com/PHPcomRapadura" xlink:type="simple">https://github.com/PHPcomRapadura</text:a></text:p>
          </table:table-cell>
          <table:table-cell table:style-name="ce6" office:value-type="string" calcext:value-type="string">
            <text:p><text:a xlink:href="https://twitter.com/phpcomrapadura" xlink:type="simple">https://twitter.com/phpcomrapadura</text:a></text:p>
          </table:table-cell>
          <table:table-cell table:style-name="ce6" office:value-type="string" calcext:value-type="string">
            <text:p><text:a xlink:href="https://www.facebook.com/RAPADURAdoPoder/" xlink:type="simple">https://www.facebook.com/RAPADURAdoPoder/</text:a></text:p>
          </table:table-cell>
          <table:table-cell table:style-name="ce6" office:value-type="string" calcext:value-type="string">
            <text:p><text:a xlink:href="https://www.instagram.com/phpcomrapadura/" xlink:type="simple">https://www.instagram.com/phpcomrapadura/</text:a></text:p>
          </table:table-cell>
          <table:table-cell table:style-name="ce8" office:value-type="string" calcext:value-type="string">
            <text:p><text:a xlink:href="https://t.me/phpcomrapadura" xlink:type="simple">https://t.me/phpcomrapadura</text:a>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A</text:p>
          </table:table-cell>
          <table:table-cell table:style-name="ce5" office:value-type="string" calcext:value-type="string">
            <text:p>PHP Maranhão</text:p>
          </table:table-cell>
          <table:table-cell table:style-name="ce6" office:value-type="string" calcext:value-type="string">
            <text:p><text:a xlink:href="https://phpmaranhao.com.br/" xlink:type="simple">https://phpmaranhao.com.br/</text:a></text:p>
          </table:table-cell>
          <table:table-cell table:style-name="ce6" office:value-type="string" calcext:value-type="string">
            <text:p><text:a xlink:href="https://github.com/phpmaranhao" xlink:type="simple">https://github.com/phpmaranhao</text:a></text:p>
          </table:table-cell>
          <table:table-cell table:style-name="ce6" office:value-type="string" calcext:value-type="string">
            <text:p><text:a xlink:href="https://twitter.com/phpmaranhao" xlink:type="simple">https://twitter.com/phpmaranhao</text:a></text:p>
          </table:table-cell>
          <table:table-cell table:style-name="ce6" office:value-type="string" calcext:value-type="string">
            <text:p><text:a xlink:href="https://www.facebook.com/devswebmaranhao/" xlink:type="simple">https://www.facebook.com/devswebmaranhao/</text:a></text:p>
          </table:table-cell>
          <table:table-cell table:style-name="ce6" office:value-type="string" calcext:value-type="string">
            <text:p><text:a xlink:href="https://www.instagram.com/phpmaranhao/" xlink:type="simple">https://www.instagram.com/phpmaranhao/</text:a></text:p>
          </table:table-cell>
          <table:table-cell table:style-name="ce5" office:value-type="string" calcext:value-type="string">
            <text:p>https://t.me/phpmaranhao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B</text:p>
          </table:table-cell>
          <table:table-cell table:style-name="ce5" office:value-type="string" calcext:value-type="string">
            <text:p>PHP PB</text:p>
          </table:table-cell>
          <table:table-cell table:style-name="ce6" office:value-type="string" calcext:value-type="string">
            <text:p><text:a xlink:href="http://php-pb.net/" xlink:type="simple">http://php-pb.net/</text:a></text:p>
          </table:table-cell>
          <table:table-cell table:style-name="ce6" office:value-type="string" calcext:value-type="string">
            <text:p><text:a xlink:href="https://github.com/php-pb" xlink:type="simple">https://github.com/php-pb</text:a></text:p>
          </table:table-cell>
          <table:table-cell table:style-name="ce6" office:value-type="string" calcext:value-type="string">
            <text:p><text:a xlink:href="https://twitter.com/phppb" xlink:type="simple">https://twitter.com/phppb</text:a></text:p>
          </table:table-cell>
          <table:table-cell table:style-name="ce7" office:value-type="string" calcext:value-type="string">
            <text:p><text:a xlink:href="https://www.facebook.com/PHP-PB-153629998034618/" xlink:type="simple">https://www.facebook.com/PHP-PB-153629998034618/</text:a></text:p>
          </table:table-cell>
          <table:table-cell table:style-name="ce6" office:value-type="string" calcext:value-type="string">
            <text:p><text:a xlink:href="https://www.instagram.com/phppb/" xlink:type="simple">https://www.instagram.com/phppb/</text:a></text:p>
          </table:table-cell>
          <table:table-cell table:style-name="ce6" office:value-type="string" calcext:value-type="string">
            <text:p><text:a xlink:href="https://t.me/phppb" xlink:type="simple">https://t.me/phppb</text:a>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E</text:p>
          </table:table-cell>
          <table:table-cell table:style-name="ce5" office:value-type="string" calcext:value-type="string">
            <text:p>PHP Pernambuco</text:p>
          </table:table-cell>
          <table:table-cell table:style-name="ce6" office:value-type="string" calcext:value-type="string">
            <text:p><text:a xlink:href="https://www.phppe.net/" xlink:type="simple">https://www.phppe.net/</text:a></text:p>
          </table:table-cell>
          <table:table-cell table:style-name="ce6" office:value-type="string" calcext:value-type="string">
            <text:p><text:a xlink:href="https://github.com/php-pernambuco" xlink:type="simple">https://github.com/php-pernambuco</text:a></text:p>
          </table:table-cell>
          <table:table-cell table:style-name="ce6" office:value-type="string" calcext:value-type="string">
            <text:p><text:a xlink:href="https://twitter.com/PHPPernambuco" xlink:type="simple">https://twitter.com/PHPPernambuco</text:a></text:p>
          </table:table-cell>
          <table:table-cell table:style-name="ce7" office:value-type="string" calcext:value-type="string">
            <text:p><text:a xlink:href="https://www.facebook.com/comunidadewebpe/" xlink:type="simple">https://www.facebook.com/comunidadewebpe/</text:a></text:p>
          </table:table-cell>
          <table:table-cell table:style-name="ce6" office:value-type="string" calcext:value-type="string">
            <text:p><text:a xlink:href="https://www.instagram.com/phppernambuco/" xlink:type="simple">https://www.instagram.com/phppernambuco/</text:a></text:p>
          </table:table-cell>
          <table:table-cell table:style-name="ce5" office:value-type="string" calcext:value-type="string">
            <text:p>https://t.me/phpp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PI</text:p>
          </table:table-cell>
          <table:table-cell table:style-name="ce5" office:value-type="string" calcext:value-type="string">
            <text:p>PHP PI</text:p>
          </table:table-cell>
          <table:table-cell table:style-name="ce5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>
            <text:p>RN</text:p>
          </table:table-cell>
          <table:table-cell table:style-name="ce5" office:value-type="string" calcext:value-type="string">
            <text:p>PHP RN</text:p>
          </table:table-cell>
          <table:table-cell table:style-name="ce6" office:value-type="string" calcext:value-type="string">
            <text:p><text:a xlink:href="http://www.phprn.org/" xlink:type="simple">http://www.phprn.org/</text:a></text:p>
          </table:table-cell>
          <table:table-cell table:style-name="ce6" office:value-type="string" calcext:value-type="string">
            <text:p><text:a xlink:href="https://github.com/phprn" xlink:type="simple">https://github.com/phprn</text:a></text:p>
          </table:table-cell>
          <table:table-cell table:style-name="ce6" office:value-type="string" calcext:value-type="string">
            <text:p><text:a xlink:href="https://twitter.com/php_rn" xlink:type="simple">https://twitter.com/php_rn</text:a></text:p>
          </table:table-cell>
          <table:table-cell table:style-name="ce7" office:value-type="string" calcext:value-type="string">
            <text:p><text:a xlink:href="https://www.facebook.com/groups/1686832664951730/" xlink:type="simple">https://www.facebook.com/groups/1686832664951730/</text:a></text:p>
          </table:table-cell>
          <table:table-cell table:style-name="ce6" office:value-type="string" calcext:value-type="string">
            <text:p><text:a xlink:href="https://www.instagram.com/php.rn/" xlink:type="simple">https://www.instagram.com/php.rn/</text:a></text:p>
          </table:table-cell>
          <table:table-cell table:style-name="ce6" office:value-type="string" calcext:value-type="string">
            <text:p><text:a xlink:href="https://t.me/phprn" xlink:type="simple">https://t.me/phprn</text:a>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SE</text:p>
          </table:table-cell>
          <table:table-cell table:style-name="ce5" office:value-type="string" calcext:value-type="string">
            <text:p>PHP SE</text:p>
          </table:table-cell>
          <table:table-cell table:style-name="ce6" office:value-type="string" calcext:value-type="string">
            <text:p><text:a xlink:href="http://www.phpse.net/" xlink:type="simple">http://www.phpse.net/</text:a></text:p>
          </table:table-cell>
          <table:table-cell table:style-name="ce6" office:value-type="string" calcext:value-type="string">
            <text:p><text:a xlink:href="https://github.com/PHPSergipe" xlink:type="simple">https://github.com/PHPSergipe</text:a></text:p>
          </table:table-cell>
          <table:table-cell table:style-name="ce6" office:value-type="string" calcext:value-type="string">
            <text:p><text:a xlink:href="https://twitter.com/phpse" xlink:type="simple">https://twitter.com/phpse</text:a></text:p>
          </table:table-cell>
          <table:table-cell table:style-name="ce7" office:value-type="string" calcext:value-type="string">
            <text:p><text:a xlink:href="https://www.facebook.com/PHP-Sergipe-296232240477531/" xlink:type="simple">https://www.facebook.com/PHP-Sergipe-296232240477531/</text:a></text:p>
          </table:table-cell>
          <table:table-cell table:style-name="ce5"/>
          <table:table-cell table:style-name="ce6" office:value-type="string" calcext:value-type="string">
            <text:p><text:a xlink:href="https://telegram.me/phpSE" xlink:type="simple">https://telegram.me/phpSE</text:a>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hub" table:style-name="ta1">
        <table:shapes>
          <draw:frame draw:z-index="0" draw:style-name="gr1" draw:text-style-name="P1" svg:width="159.99mm" svg:height="89.99mm" svg:x="13.7mm" svg:y="88.37mm">
            <draw:object draw:notify-on-update-of-ranges="Github.B2:Github.B11 Github.D1:Github.D1 Github.D2:Github.D11 Github.E1:Github.E1 Github.E2:Github.E11 Github.F1:Github.F1 Github.F2:Github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8" table:number-columns-repeated="57" table:default-cell-style-name="ce1"/>
        <table:table-column table:style-name="co8" table:number-columns-repeated="960" table:default-cell-style-name="Default"/>
        <table:table-row table:style-name="ro1">
          <table:table-cell table:style-name="ce3" table:formula="of:=[Comunidades.A1]" office:value-type="string" office:string-value="ESTADO" calcext:value-type="string">
            <text:p>ESTADO</text:p>
          </table:table-cell>
          <table:table-cell table:style-name="ce3" table:formula="of:=[Comunidades.B1]" office:value-type="string" office:string-value="NOME" calcext:value-type="string">
            <text:p>NOME</text:p>
          </table:table-cell>
          <table:table-cell table:style-name="ce3" table:formula="of:=[Comunidades.D1]" office:value-type="string" office:string-value="GITHUB" calcext:value-type="string">
            <text:p>GITHUB</text:p>
          </table:table-cell>
          <table:table-cell table:style-name="ce3" office:value-type="string" calcext:value-type="string">
            <text:p>Repositórios</text:p>
          </table:table-cell>
          <table:table-cell table:style-name="ce3" office:value-type="string" calcext:value-type="string">
            <text:p>Pessoas</text:p>
          </table:table-cell>
          <table:table-cell table:style-name="ce3" office:value-type="string" calcext:value-type="string">
            <text:p>Produtividade</text:p>
          </table:table-cell>
          <table:table-cell table:style-name="ce3" office:value-type="string" calcext:value-type="string">
            <text:p>Data Coleta</text:p>
          </table:table-cell>
          <table:table-cell table:number-columns-repeated="1017"/>
        </table:table-row>
        <table:table-row table:style-name="ro1">
          <table:table-cell table:style-name="ce5" table:formula="of:=[Comunidades.A6]" office:value-type="string" office:string-value="MA" calcext:value-type="string">
            <text:p>MA</text:p>
          </table:table-cell>
          <table:table-cell table:style-name="ce5" table:formula="of:=[Comunidades.B6]" office:value-type="string" office:string-value="PHP Maranhão" calcext:value-type="string">
            <text:p>PHP Maranhão</text:p>
          </table:table-cell>
          <table:table-cell table:style-name="ce5" table:formula="of:=[Comunidades.D6]" office:value-type="string" office:string-value="https://github.com/phpmaranhao" calcext:value-type="string">
            <text:p>https://github.com/phpmaranhao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" calcext:value-type="float">
            <text:p>4</text:p>
          </table:table-cell>
          <table:table-cell table:style-name="ce10" table:formula="of:=[.D2]/[.E2]" office:value-type="float" office:value="7.25" calcext:value-type="float">
            <text:p>7,25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7"/>
        </table:table-row>
        <table:table-row table:style-name="ro1">
          <table:table-cell table:style-name="ce5" table:formula="of:=[Comunidades.A5]" office:value-type="string" office:string-value="CE" calcext:value-type="string">
            <text:p>CE</text:p>
          </table:table-cell>
          <table:table-cell table:style-name="ce5" table:formula="of:=[Comunidades.B5]" office:value-type="string" office:string-value="PHP com Rapadura" calcext:value-type="string">
            <text:p>PHP com Rapadura</text:p>
          </table:table-cell>
          <table:table-cell table:style-name="ce5" table:formula="of:=[Comunidades.D5]" office:value-type="string" office:string-value="https://github.com/PHPcomRapadura" calcext:value-type="string">
            <text:p>https://github.com/PHPcomRapadura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8" calcext:value-type="float">
            <text:p>8</text:p>
          </table:table-cell>
          <table:table-cell table:style-name="ce10" table:formula="of:=[.D3]/[.E3]" office:value-type="float" office:value="3.5" calcext:value-type="float">
            <text:p>3,50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7"/>
        </table:table-row>
        <table:table-row table:style-name="ro1">
          <table:table-cell table:style-name="ce5" table:formula="of:=[Comunidades.A4]" office:value-type="string" office:string-value="BA" calcext:value-type="string">
            <text:p>BA</text:p>
          </table:table-cell>
          <table:table-cell table:style-name="ce5" table:formula="of:=[Comunidades.B4]" office:value-type="string" office:string-value="PHPBA" calcext:value-type="string">
            <text:p>PHPBA</text:p>
          </table:table-cell>
          <table:table-cell table:style-name="ce5" table:formula="of:=[Comunidades.D4]" office:value-type="string" office:string-value="https://github.com/phpba/" calcext:value-type="string">
            <text:p>https://github.com/phpba/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10" table:formula="of:=[.D4]/[.E4]" office:value-type="float" office:value="1" calcext:value-type="float">
            <text:p>1,00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7"/>
        </table:table-row>
        <table:table-row table:style-name="ro1">
          <table:table-cell table:style-name="ce5" table:formula="of:=[Comunidades.A7]" office:value-type="string" office:string-value="PB" calcext:value-type="string">
            <text:p>PB</text:p>
          </table:table-cell>
          <table:table-cell table:style-name="ce5" table:formula="of:=[Comunidades.B7]" office:value-type="string" office:string-value="PHP PB" calcext:value-type="string">
            <text:p>PHP PB</text:p>
          </table:table-cell>
          <table:table-cell table:style-name="ce5" table:formula="of:=[Comunidades.D7]" office:value-type="string" office:string-value="https://github.com/php-pb" calcext:value-type="string">
            <text:p>https://github.com/php-pb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10" table:formula="of:=[.D5]/[.E5]" office:value-type="float" office:value="1.8" calcext:value-type="float">
            <text:p>1,80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7"/>
        </table:table-row>
        <table:table-row table:style-name="ro1">
          <table:table-cell table:style-name="ce5" table:formula="of:=[Comunidades.A10]" office:value-type="string" office:string-value="RN" calcext:value-type="string">
            <text:p>RN</text:p>
          </table:table-cell>
          <table:table-cell table:style-name="ce5" table:formula="of:=[Comunidades.B10]" office:value-type="string" office:string-value="PHP RN" calcext:value-type="string">
            <text:p>PHP RN</text:p>
          </table:table-cell>
          <table:table-cell table:style-name="ce5" table:formula="of:=[Comunidades.D10]" office:value-type="string" office:string-value="https://github.com/phprn" calcext:value-type="string">
            <text:p>https://github.com/phpr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10" table:formula="of:=[.D6]/[.E6]" office:value-type="float" office:value="7" calcext:value-type="float">
            <text:p>7,00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5" table:formula="of:=[Comunidades.B2]" office:value-type="string" office:string-value="PHPESTE" calcext:value-type="string">
            <text:p>PHPESTE</text:p>
          </table:table-cell>
          <table:table-cell table:style-name="ce5" table:formula="of:=[Comunidades.D2]" office:value-type="string" office:string-value="https://github.com/PHPeste" calcext:value-type="string">
            <text:p>https://github.com/PHPest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table:formula="of:=[.D7]/[.E7]" office:value-type="float" office:value="1.75" calcext:value-type="float">
            <text:p>1,75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7"/>
        </table:table-row>
        <table:table-row table:style-name="ro1">
          <table:table-cell table:style-name="ce5" table:formula="of:=[Comunidades.A11]" office:value-type="string" office:string-value="SE" calcext:value-type="string">
            <text:p>SE</text:p>
          </table:table-cell>
          <table:table-cell table:style-name="ce5" table:formula="of:=[Comunidades.B11]" office:value-type="string" office:string-value="PHP SE" calcext:value-type="string">
            <text:p>PHP SE</text:p>
          </table:table-cell>
          <table:table-cell table:style-name="ce5" table:formula="of:=[Comunidades.D11]" office:value-type="string" office:string-value="https://github.com/PHPSergipe" calcext:value-type="string">
            <text:p>https://github.com/PHPSergip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10" table:formula="of:=[.D8]/[.E8]" office:value-type="float" office:value="2.5" calcext:value-type="float">
            <text:p>2,50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7"/>
        </table:table-row>
        <table:table-row table:style-name="ro1">
          <table:table-cell table:style-name="ce5" table:formula="of:=[Comunidades.A3]" office:value-type="string" office:string-value="AL" calcext:value-type="string">
            <text:p>AL</text:p>
          </table:table-cell>
          <table:table-cell table:style-name="ce5" table:formula="of:=[Comunidades.B3]" office:value-type="string" office:string-value="PHP User Group – Alagoas" calcext:value-type="string">
            <text:p>PHP User Group – Alagoas</text:p>
          </table:table-cell>
          <table:table-cell table:style-name="ce5" table:formula="of:=[Comunidades.D3]" office:value-type="string" office:string-value="https://github.com/PHP-AL" calcext:value-type="string">
            <text:p>https://github.com/PHP-A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10" table:formula="of:=[.D9]/[.E9]" office:value-type="float" office:value="0.4" calcext:value-type="float">
            <text:p>0,40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7"/>
        </table:table-row>
        <table:table-row table:style-name="ro1">
          <table:table-cell table:style-name="ce5" table:formula="of:=[Comunidades.A8]" office:value-type="string" office:string-value="PE" calcext:value-type="string">
            <text:p>PE</text:p>
          </table:table-cell>
          <table:table-cell table:style-name="ce5" table:formula="of:=[Comunidades.B8]" office:value-type="string" office:string-value="PHP Pernambuco" calcext:value-type="string">
            <text:p>PHP Pernambuco</text:p>
          </table:table-cell>
          <table:table-cell table:style-name="ce5" table:formula="of:=[Comunidades.D8]" office:value-type="string" office:string-value="https://github.com/php-pernambuco" calcext:value-type="string">
            <text:p>https://github.com/php-pernambuco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10" table:formula="of:=[.D10]/[.E10]" office:value-type="float" office:value="1" calcext:value-type="float">
            <text:p>1,00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7"/>
        </table:table-row>
        <table:table-row table:style-name="ro1">
          <table:table-cell table:style-name="ce5" table:formula="of:=[Comunidades.A9]" office:value-type="string" office:string-value="PI" calcext:value-type="string">
            <text:p>PI</text:p>
          </table:table-cell>
          <table:table-cell table:style-name="ce5" table:formula="of:=[Comunidades.B9]" office:value-type="string" office:string-value="PHP PI" calcext:value-type="string">
            <text:p>PHP PI</text:p>
          </table:table-cell>
          <table:table-cell table:style-name="ce5" table:formula="of:=[Comunidades.D9]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Hub_Repositórios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8" table:number-columns-repeated="56" table:default-cell-style-name="ce1"/>
        <table:table-column table:style-name="co8" table:number-columns-repeated="958" table:default-cell-style-name="Default"/>
        <table:table-row table:style-name="ro1">
          <table:table-cell table:style-name="ce3" table:formula="of:=[Comunidades.A1]" office:value-type="string" office:string-value="ESTADO" calcext:value-type="string">
            <text:p>ESTADO</text:p>
          </table:table-cell>
          <table:table-cell table:style-name="ce3" table:formula="of:=[Comunidades.B1]" office:value-type="string" office:string-value="NOME" calcext:value-type="string">
            <text:p>NOME</text:p>
          </table:table-cell>
          <table:table-cell table:style-name="ce3" table:formula="of:=[Comunidades.D1]" office:value-type="string" office:string-value="GITHUB" calcext:value-type="string">
            <text:p>GITHUB</text:p>
          </table:table-cell>
          <table:table-cell table:style-name="ce16" office:value-type="string" calcext:value-type="string">
            <text:p>Repositório</text:p>
          </table:table-cell>
          <table:table-cell table:style-name="ce16" office:value-type="string" calcext:value-type="string">
            <text:p>Fork</text:p>
          </table:table-cell>
          <table:table-cell table:style-name="ce3" office:value-type="string" calcext:value-type="string">
            <text:p>Commits</text:p>
          </table:table-cell>
          <table:table-cell table:style-name="ce3" office:value-type="string" calcext:value-type="string">
            <text:p>Contributors</text:p>
          </table:table-cell>
          <table:table-cell table:style-name="ce3" office:value-type="string" calcext:value-type="string">
            <text:p>Pull Requests</text:p>
          </table:table-cell>
          <table:table-cell table:style-name="ce3" office:value-type="string" calcext:value-type="string">
            <text:p>Updated</text:p>
          </table:table-cell>
          <table:table-cell table:style-name="ce3" office:value-type="string" calcext:value-type="string">
            <text:p>Data Coleta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1" office:value-type="string" calcext:value-type="string">
            <text:p><text:a xlink:href="https://github.com/phpmaranhao/planejamento2019" xlink:type="simple">https://github.com/phpmaranhao/planejamento2019</text:a></text:p>
          </table:table-cell>
          <table:table-cell table:style-name="ce31" office:value-type="string" calcext:value-type="string">
            <text:p>Não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4" office:value-type="date" office:date-value="2019-03-20" calcext:value-type="date">
            <text:p>20/03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1" office:value-type="string" calcext:value-type="string">
            <text:p><text:a xlink:href="https://github.com/phpmaranhao/planejamento2018" xlink:type="simple">https://github.com/phpmaranhao/planejamento2018</text:a></text:p>
          </table:table-cell>
          <table:table-cell table:style-name="ce31" office:value-type="string" calcext:value-type="string">
            <text:p>Não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9-02-02" calcext:value-type="date">
            <text:p>02/02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1" office:value-type="string" calcext:value-type="string">
            <text:p><text:a xlink:href="https://github.com/phpmaranhao/Planejamento2017" xlink:type="simple">https://github.com/phpmaranhao/Planejamento2017</text:a></text:p>
          </table:table-cell>
          <table:table-cell table:style-name="ce31" office:value-type="string" calcext:value-type="string">
            <text:p>Não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7-12-18" calcext:value-type="date">
            <text:p>18/12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1" office:value-type="string" calcext:value-type="string">
            <text:p><text:a xlink:href="https://github.com/phpmaranhao/phpnabrasa2017" xlink:type="simple">https://github.com/phpmaranhao/phpnabrasa2017</text:a></text:p>
          </table:table-cell>
          <table:table-cell table:style-name="ce31" office:value-type="string" calcext:value-type="string">
            <text:p>Nã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7-12-11" calcext:value-type="date">
            <text:p>11/12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1" office:value-type="string" calcext:value-type="string">
            <text:p><text:a xlink:href="https://github.com/phpmaranhao/forum-8php-2" xlink:type="simple">https://github.com/phpmaranhao/forum-8php-2</text:a></text:p>
          </table:table-cell>
          <table:table-cell table:style-name="ce31" office:value-type="string" calcext:value-type="string">
            <text:p>Não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7-11-16" calcext:value-type="date">
            <text:p>16/11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1" office:value-type="string" calcext:value-type="string">
            <text:p><text:a xlink:href="https://github.com/phpmaranhao/forty-jekyll-theme" xlink:type="simple">https://github.com/phpmaranhao/forty-jekyll-theme</text:a></text:p>
          </table:table-cell>
          <table:table-cell table:style-name="ce31" office:value-type="string" calcext:value-type="string">
            <text:p>Sim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7-10-06" calcext:value-type="date">
            <text:p>06/10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1" office:value-type="string" calcext:value-type="string">
            <text:p><text:a xlink:href="https://github.com/phpmaranhao/7phpapp" xlink:type="simple">https://github.com/phpmaranhao/7phpapp</text:a></text:p>
          </table:table-cell>
          <table:table-cell table:style-name="ce31" office:value-type="string" calcext:value-type="string">
            <text:p>Nã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7-07-26" calcext:value-type="date">
            <text:p>26/07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2" office:value-type="string" calcext:value-type="string">
            <text:p><text:a xlink:href="https://github.com/phpmaranhao/site-forum7php" xlink:type="simple">https://github.com/phpmaranhao/site-forum7php</text:a> </text:p>
          </table:table-cell>
          <table:table-cell table:style-name="ce32" office:value-type="string" calcext:value-type="string">
            <text:p>Não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7-07-26" calcext:value-type="date">
            <text:p>26/07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2" office:value-type="string" calcext:value-type="string">
            <text:p><text:a xlink:href="https://github.com/phpmaranhao/phpratica-4" xlink:type="simple">https://github.com/phpmaranhao/phpratica-4</text:a> </text:p>
          </table:table-cell>
          <table:table-cell table:style-name="Hiperlink" office:value-type="string" calcext:value-type="string">
            <text:p>Não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7-07-16" calcext:value-type="date">
            <text:p>16/07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2" office:value-type="string" calcext:value-type="string">
            <text:p><text:a xlink:href="https://github.com/phpmaranhao/starving-artist-jekyll-theme" xlink:type="simple">https://github.com/phpmaranhao/starving-artist-jekyll-theme</text:a> </text:p>
          </table:table-cell>
          <table:table-cell table:style-name="ce32" office:value-type="string" calcext:value-type="string">
            <text:p>Sim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7-06-04" calcext:value-type="date">
            <text:p>04/06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2" office:value-type="string" calcext:value-type="string">
            <text:p><text:a xlink:href="https://github.com/phpmaranhao/core" xlink:type="simple">https://github.com/phpmaranhao/core</text:a> </text:p>
          </table:table-cell>
          <table:table-cell table:style-name="ce32" office:value-type="string" calcext:value-type="string">
            <text:p>Sim</text:p>
          </table:table-cell>
          <table:table-cell table:style-name="ce5" office:value-type="float" office:value="860" calcext:value-type="float">
            <text:p>86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7-04-15" calcext:value-type="date">
            <text:p>15/04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2" office:value-type="string" calcext:value-type="string">
            <text:p><text:a xlink:href="https://github.com/phpmaranhao/phpmaranhao.github.io-1" xlink:type="simple">https://github.com/phpmaranhao/phpmaranhao.github.io-1</text:a> </text:p>
          </table:table-cell>
          <table:table-cell table:style-name="ce32" office:value-type="string" calcext:value-type="string">
            <text:p>Si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4" office:value-type="date" office:date-value="2017-04-10" calcext:value-type="date">
            <text:p>10/04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2" office:value-type="string" calcext:value-type="string">
            <text:p><text:a xlink:href="https://github.com/phpmaranhao/planejamento-phpratica" xlink:type="simple">https://github.com/phpmaranhao/planejamento-phpratica</text:a> </text:p>
          </table:table-cell>
          <table:table-cell table:style-name="ce32" office:value-type="string" calcext:value-type="string">
            <text:p>Não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7-02-11" calcext:value-type="date">
            <text:p>11/02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2" office:value-type="string" calcext:value-type="string">
            <text:p><text:a xlink:href="https://github.com/phpmaranhao/phpnabrasa2016" xlink:type="simple">https://github.com/phpmaranhao/phpnabrasa2016</text:a> </text:p>
          </table:table-cell>
          <table:table-cell table:style-name="ce32" office:value-type="string" calcext:value-type="string">
            <text:p>Não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6-12-09" calcext:value-type="date">
            <text:p>09/12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2" office:value-type="string" calcext:value-type="string">
            <text:p><text:a xlink:href="https://github.com/phpmaranhao/regras-php-ma-comunidades" xlink:type="simple">https://github.com/phpmaranhao/regras-php-ma-comunidades</text:a> </text:p>
          </table:table-cell>
          <table:table-cell table:style-name="ce32" office:value-type="string" calcext:value-type="string">
            <text:p>Não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6-03-30" calcext:value-type="date">
            <text:p>30/03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2" office:value-type="string" calcext:value-type="string">
            <text:p><text:a xlink:href="https://github.com/phpmaranhao/moodle-block_ranking" xlink:type="simple">https://github.com/phpmaranhao/moodle-block_ranking</text:a> </text:p>
          </table:table-cell>
          <table:table-cell table:style-name="ce32" office:value-type="string" calcext:value-type="string">
            <text:p>Sim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1" office:value-type="date" office:date-value="2015-12-17" calcext:value-type="date">
            <text:p>17/12/15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2" office:value-type="string" calcext:value-type="string">
            <text:p><text:a xlink:href="https://github.com/phpmaranhao/boas-praticas-contratos" xlink:type="simple">https://github.com/phpmaranhao/boas-praticas-contratos</text:a> </text:p>
          </table:table-cell>
          <table:table-cell table:style-name="ce32" office:value-type="string" calcext:value-type="string">
            <text:p>Nã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4" office:value-type="date" office:date-value="2015-09-02" calcext:value-type="date">
            <text:p>02/09/15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2" office:value-type="string" calcext:value-type="string">
            <text:p><text:a xlink:href="https://github.com/phpmaranhao/5php-site" xlink:type="simple">https://github.com/phpmaranhao/5php-site</text:a> </text:p>
          </table:table-cell>
          <table:table-cell table:style-name="ce32" office:value-type="string" calcext:value-type="string">
            <text:p>Não</text:p>
          </table:table-cell>
          <table:table-cell table:style-name="ce5" office:value-type="float" office:value="416" calcext:value-type="float">
            <text:p>41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5-08-17" calcext:value-type="date">
            <text:p>17/08/15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2" office:value-type="string" calcext:value-type="string">
            <text:p><text:a xlink:href="https://github.com/phpmaranhao/php-certification-studies" xlink:type="simple">https://github.com/phpmaranhao/php-certification-studies</text:a> </text:p>
          </table:table-cell>
          <table:table-cell table:style-name="ce32" office:value-type="string" calcext:value-type="string">
            <text:p>Sim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5-07-31" calcext:value-type="date">
            <text:p>31/07/15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2" office:value-type="string" calcext:value-type="string">
            <text:p><text:a xlink:href="https://github.com/phpmaranhao/phptranslationfestbrasil.github.io" xlink:type="simple">https://github.com/phpmaranhao/phptranslationfestbrasil.github.io</text:a> </text:p>
          </table:table-cell>
          <table:table-cell table:style-name="ce32" office:value-type="string" calcext:value-type="string">
            <text:p>Sim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4-12-09" calcext:value-type="date">
            <text:p>09/12/14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2" office:value-type="string" calcext:value-type="string">
            <text:p><text:a xlink:href="https://github.com/phpmaranhao/symfony-docs-pt-BR" xlink:type="simple">https://github.com/phpmaranhao/symfony-docs-pt-BR</text:a> </text:p>
          </table:table-cell>
          <table:table-cell table:style-name="ce32" office:value-type="string" calcext:value-type="string">
            <text:p>Sim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4-07-14" calcext:value-type="date">
            <text:p>14/07/14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2" office:value-type="string" calcext:value-type="string">
            <text:p><text:a xlink:href="https://github.com/phpmaranhao/doctrine-orm-zf2-tutorial" xlink:type="simple">https://github.com/phpmaranhao/doctrine-orm-zf2-tutorial</text:a> </text:p>
          </table:table-cell>
          <table:table-cell table:style-name="ce32" office:value-type="string" calcext:value-type="string">
            <text:p>Sim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4-05-03" calcext:value-type="date">
            <text:p>03/05/14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2" office:value-type="string" calcext:value-type="string">
            <text:p><text:a xlink:href="https://github.com/phpmaranhao/phpmaranhao-site" xlink:type="simple">https://github.com/phpmaranhao/phpmaranhao-site</text:a> </text:p>
          </table:table-cell>
          <table:table-cell table:style-name="ce32" office:value-type="string" calcext:value-type="string">
            <text:p>Não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4-02-25" calcext:value-type="date">
            <text:p>25/02/14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2" office:value-type="string" calcext:value-type="string">
            <text:p><text:a xlink:href="https://github.com/phpmaranhao/CarreiraPHP" xlink:type="simple">https://github.com/phpmaranhao/CarreiraPHP</text:a> </text:p>
          </table:table-cell>
          <table:table-cell table:style-name="ce32" office:value-type="string" calcext:value-type="string">
            <text:p>Sim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4-02-18" calcext:value-type="date">
            <text:p>18/02/14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2" office:value-type="string" calcext:value-type="string">
            <text:p><text:a xlink:href="https://github.com/phpmaranhao/puphpet" xlink:type="simple">https://github.com/phpmaranhao/puphpet</text:a> </text:p>
          </table:table-cell>
          <table:table-cell table:style-name="ce32" office:value-type="string" calcext:value-type="string">
            <text:p>Sim</text:p>
          </table:table-cell>
          <table:table-cell table:style-name="ce5" office:value-type="float" office:value="986" calcext:value-type="float">
            <text:p>986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4-01-31" calcext:value-type="date">
            <text:p>31/01/14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2" office:value-type="string" calcext:value-type="string">
            <text:p><text:a xlink:href="https://github.com/phpmaranhao/zf2_getstarted" xlink:type="simple">https://github.com/phpmaranhao/zf2_getstarted</text:a> </text:p>
          </table:table-cell>
          <table:table-cell table:style-name="ce32" office:value-type="string" calcext:value-type="string">
            <text:p>Não</text:p>
          </table:table-cell>
          <table:table-cell table:style-name="ce5" table:number-columns-repeated="3"/>
          <table:table-cell table:style-name="ce34" office:value-type="date" office:date-value="2014-01-20" calcext:value-type="date">
            <text:p>20/01/14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2" office:value-type="string" calcext:value-type="string">
            <text:p><text:a xlink:href="https://github.com/phpmaranhao/quatrophptab.github.io" xlink:type="simple">https://github.com/phpmaranhao/quatrophptab.github.io</text:a> </text:p>
          </table:table-cell>
          <table:table-cell table:style-name="ce32" office:value-type="string" calcext:value-type="string">
            <text:p>Não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3-09-15" calcext:value-type="date">
            <text:p>15/09/13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0" office:value-type="string" calcext:value-type="string">
            <text:p><text:a xlink:href="https://github.com/phpmaranhao/zf2" xlink:type="simple">https://github.com/phpmaranhao/zf2</text:a> </text:p>
          </table:table-cell>
          <table:table-cell table:style-name="ce32" office:value-type="string" calcext:value-type="string">
            <text:p>Sim</text:p>
          </table:table-cell>
          <table:table-cell table:style-name="ce5" office:value-type="float" office:value="20376" calcext:value-type="float">
            <text:p>20376</text:p>
          </table:table-cell>
          <table:table-cell table:style-name="ce5" office:value-type="float" office:value="424" calcext:value-type="float">
            <text:p>424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3-09-09" calcext:value-type="date">
            <text:p>09/09/13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30" office:value-type="string" calcext:value-type="string">
            <text:p><text:a xlink:href="https://github.com/phpmaranhao/4php-countdown-payments" xlink:type="simple">https://github.com/phpmaranhao/4php-countdown-payments</text:a> </text:p>
          </table:table-cell>
          <table:table-cell table:style-name="ce31" office:value-type="string" calcext:value-type="string">
            <text:p>Não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3-06-09" calcext:value-type="date">
            <text:p>09/06/13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10]" office:value-type="string" office:string-value="RN" calcext:value-type="string">
            <text:p>RN</text:p>
          </table:table-cell>
          <table:table-cell table:style-name="ce5" table:formula="of:=[Comunidades.B$10]" office:value-type="string" office:string-value="PHP RN" calcext:value-type="string">
            <text:p>PHP RN</text:p>
          </table:table-cell>
          <table:table-cell table:style-name="ce5" table:formula="of:=[Comunidades.D$10]" office:value-type="string" office:string-value="https://github.com/phprn" calcext:value-type="string">
            <text:p>https://github.com/phprn</text:p>
          </table:table-cell>
          <table:table-cell table:style-name="ce37" office:value-type="string" calcext:value-type="string">
            <text:p><text:a xlink:href="https://github.com/phprn/site-backend" xlink:type="simple">https://github.com/phprn/site-backend</text:a> </text:p>
          </table:table-cell>
          <table:table-cell table:style-name="ce14" office:value-type="string" calcext:value-type="string">
            <text:p>Não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9-10-23" calcext:value-type="date">
            <text:p>23/10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10]" office:value-type="string" office:string-value="RN" calcext:value-type="string">
            <text:p>RN</text:p>
          </table:table-cell>
          <table:table-cell table:style-name="ce5" table:formula="of:=[Comunidades.B$10]" office:value-type="string" office:string-value="PHP RN" calcext:value-type="string">
            <text:p>PHP RN</text:p>
          </table:table-cell>
          <table:table-cell table:style-name="ce5" table:formula="of:=[Comunidades.D$10]" office:value-type="string" office:string-value="https://github.com/phprn" calcext:value-type="string">
            <text:p>https://github.com/phprn</text:p>
          </table:table-cell>
          <table:table-cell table:style-name="ce37" office:value-type="string" calcext:value-type="string">
            <text:p><text:a xlink:href="https://github.com/phprn/psr" xlink:type="simple">https://github.com/phprn/psr</text:a> </text:p>
          </table:table-cell>
          <table:table-cell table:style-name="ce14" office:value-type="string" calcext:value-type="string">
            <text:p>Não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34" office:value-type="date" office:date-value="2019-10-22" calcext:value-type="date">
            <text:p>22/10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10]" office:value-type="string" office:string-value="RN" calcext:value-type="string">
            <text:p>RN</text:p>
          </table:table-cell>
          <table:table-cell table:style-name="ce5" table:formula="of:=[Comunidades.B$10]" office:value-type="string" office:string-value="PHP RN" calcext:value-type="string">
            <text:p>PHP RN</text:p>
          </table:table-cell>
          <table:table-cell table:style-name="ce5" table:formula="of:=[Comunidades.D$10]" office:value-type="string" office:string-value="https://github.com/phprn" calcext:value-type="string">
            <text:p>https://github.com/phprn</text:p>
          </table:table-cell>
          <table:table-cell table:style-name="ce37" office:value-type="string" calcext:value-type="string">
            <text:p><text:a xlink:href="https://github.com/phprn/phprn-store" xlink:type="simple">https://github.com/phprn/phprn-store</text:a> </text:p>
          </table:table-cell>
          <table:table-cell table:style-name="ce14" office:value-type="string" calcext:value-type="string">
            <text:p>Não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9-10-01" calcext:value-type="date">
            <text:p>01/10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10]" office:value-type="string" office:string-value="RN" calcext:value-type="string">
            <text:p>RN</text:p>
          </table:table-cell>
          <table:table-cell table:style-name="ce5" table:formula="of:=[Comunidades.B$10]" office:value-type="string" office:string-value="PHP RN" calcext:value-type="string">
            <text:p>PHP RN</text:p>
          </table:table-cell>
          <table:table-cell table:style-name="ce5" table:formula="of:=[Comunidades.D$10]" office:value-type="string" office:string-value="https://github.com/phprn" calcext:value-type="string">
            <text:p>https://github.com/phprn</text:p>
          </table:table-cell>
          <table:table-cell table:style-name="ce37" office:value-type="string" calcext:value-type="string">
            <text:p><text:a xlink:href="https://github.com/phprn/site-frontend" xlink:type="simple">https://github.com/phprn/site-frontend</text:a> </text:p>
          </table:table-cell>
          <table:table-cell table:style-name="ce14" office:value-type="string" calcext:value-type="string">
            <text:p>Não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34" office:value-type="date" office:date-value="2019-06-20" calcext:value-type="date">
            <text:p>20/06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10]" office:value-type="string" office:string-value="RN" calcext:value-type="string">
            <text:p>RN</text:p>
          </table:table-cell>
          <table:table-cell table:style-name="ce5" table:formula="of:=[Comunidades.B$10]" office:value-type="string" office:string-value="PHP RN" calcext:value-type="string">
            <text:p>PHP RN</text:p>
          </table:table-cell>
          <table:table-cell table:style-name="ce5" table:formula="of:=[Comunidades.D$10]" office:value-type="string" office:string-value="https://github.com/phprn" calcext:value-type="string">
            <text:p>https://github.com/phprn</text:p>
          </table:table-cell>
          <table:table-cell table:style-name="ce37" office:value-type="string" calcext:value-type="string">
            <text:p><text:a xlink:href="https://github.com/phprn/logo" xlink:type="simple">https://github.com/phprn/logo</text:a> </text:p>
          </table:table-cell>
          <table:table-cell table:style-name="ce14" office:value-type="string" calcext:value-type="string">
            <text:p>Não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9-06-11" calcext:value-type="date">
            <text:p>11/06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10]" office:value-type="string" office:string-value="RN" calcext:value-type="string">
            <text:p>RN</text:p>
          </table:table-cell>
          <table:table-cell table:style-name="ce5" table:formula="of:=[Comunidades.B$10]" office:value-type="string" office:string-value="PHP RN" calcext:value-type="string">
            <text:p>PHP RN</text:p>
          </table:table-cell>
          <table:table-cell table:style-name="ce5" table:formula="of:=[Comunidades.D$10]" office:value-type="string" office:string-value="https://github.com/phprn" calcext:value-type="string">
            <text:p>https://github.com/phprn</text:p>
          </table:table-cell>
          <table:table-cell table:style-name="ce37" office:value-type="string" calcext:value-type="string">
            <text:p><text:a xlink:href="https://github.com/phprn/startup-day" xlink:type="simple">https://github.com/phprn/startup-day</text:a> </text:p>
          </table:table-cell>
          <table:table-cell table:style-name="ce14" office:value-type="string" calcext:value-type="string">
            <text:p>Não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9-05-28" calcext:value-type="date">
            <text:p>28/05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10]" office:value-type="string" office:string-value="RN" calcext:value-type="string">
            <text:p>RN</text:p>
          </table:table-cell>
          <table:table-cell table:style-name="ce5" table:formula="of:=[Comunidades.B$10]" office:value-type="string" office:string-value="PHP RN" calcext:value-type="string">
            <text:p>PHP RN</text:p>
          </table:table-cell>
          <table:table-cell table:style-name="ce5" table:formula="of:=[Comunidades.D$10]" office:value-type="string" office:string-value="https://github.com/phprn" calcext:value-type="string">
            <text:p>https://github.com/phprn</text:p>
          </table:table-cell>
          <table:table-cell table:style-name="ce37" office:value-type="string" calcext:value-type="string">
            <text:p><text:a xlink:href="https://github.com/phprn/php-rn.github.io" xlink:type="simple">https://github.com/phprn/php-rn.github.io</text:a> </text:p>
          </table:table-cell>
          <table:table-cell table:style-name="ce14" office:value-type="string" calcext:value-type="string">
            <text:p>Nã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4" office:value-type="date" office:date-value="2018-04-22" calcext:value-type="date">
            <text:p>22/04/18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3">
          <table:table-cell table:style-name="ce5" table:formula="of:=[Comunidades.A$11]" office:value-type="string" office:string-value="SE" calcext:value-type="string">
            <text:p>SE</text:p>
          </table:table-cell>
          <table:table-cell table:style-name="ce5" table:formula="of:=[Comunidades.B$11]" office:value-type="string" office:string-value="PHP SE" calcext:value-type="string">
            <text:p>PHP SE</text:p>
          </table:table-cell>
          <table:table-cell table:style-name="ce5" table:formula="of:=[Comunidades.D$11]" office:value-type="string" office:string-value="https://github.com/PHPSergipe" calcext:value-type="string">
            <text:p>https://github.com/PHPSergipe</text:p>
          </table:table-cell>
          <table:table-cell table:style-name="ce39" office:value-type="string" calcext:value-type="string">
            <text:p><text:a xlink:href="https://github.com/PHPSergipe/study-group" xlink:type="simple">https://github.com/PHPSergipe/study-group</text:a> </text:p>
          </table:table-cell>
          <table:table-cell table:style-name="ce14" office:value-type="string" calcext:value-type="string">
            <text:p>Não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4" office:value-type="date" office:date-value="2018-08-13" calcext:value-type="date">
            <text:p>13/08/18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11]" office:value-type="string" office:string-value="SE" calcext:value-type="string">
            <text:p>SE</text:p>
          </table:table-cell>
          <table:table-cell table:style-name="ce5" table:formula="of:=[Comunidades.B$11]" office:value-type="string" office:string-value="PHP SE" calcext:value-type="string">
            <text:p>PHP SE</text:p>
          </table:table-cell>
          <table:table-cell table:style-name="ce5" table:formula="of:=[Comunidades.D$11]" office:value-type="string" office:string-value="https://github.com/PHPSergipe" calcext:value-type="string">
            <text:p>https://github.com/PHPSergipe</text:p>
          </table:table-cell>
          <table:table-cell table:style-name="ce39" office:value-type="string" calcext:value-type="string">
            <text:p><text:a xlink:href="https://github.com/PHPSergipe/site" xlink:type="simple">https://github.com/PHPSergipe/site</text:a> </text:p>
          </table:table-cell>
          <table:table-cell table:style-name="ce14" office:value-type="string" calcext:value-type="string">
            <text:p>Não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7-11-26" calcext:value-type="date">
            <text:p>26/11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11]" office:value-type="string" office:string-value="SE" calcext:value-type="string">
            <text:p>SE</text:p>
          </table:table-cell>
          <table:table-cell table:style-name="ce5" table:formula="of:=[Comunidades.B$11]" office:value-type="string" office:string-value="PHP SE" calcext:value-type="string">
            <text:p>PHP SE</text:p>
          </table:table-cell>
          <table:table-cell table:style-name="ce5" table:formula="of:=[Comunidades.D$11]" office:value-type="string" office:string-value="https://github.com/PHPSergipe" calcext:value-type="string">
            <text:p>https://github.com/PHPSergipe</text:p>
          </table:table-cell>
          <table:table-cell table:style-name="ce39" office:value-type="string" calcext:value-type="string">
            <text:p><text:a xlink:href="https://github.com/PHPSergipe/empresas" xlink:type="simple">https://github.com/PHPSergipe/empresas</text:a> </text:p>
          </table:table-cell>
          <table:table-cell table:style-name="ce14" office:value-type="string" calcext:value-type="string">
            <text:p>Não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7-11-23" calcext:value-type="date">
            <text:p>23/11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11]" office:value-type="string" office:string-value="SE" calcext:value-type="string">
            <text:p>SE</text:p>
          </table:table-cell>
          <table:table-cell table:style-name="ce5" table:formula="of:=[Comunidades.B$11]" office:value-type="string" office:string-value="PHP SE" calcext:value-type="string">
            <text:p>PHP SE</text:p>
          </table:table-cell>
          <table:table-cell table:style-name="ce5" table:formula="of:=[Comunidades.D$11]" office:value-type="string" office:string-value="https://github.com/PHPSergipe" calcext:value-type="string">
            <text:p>https://github.com/PHPSergipe</text:p>
          </table:table-cell>
          <table:table-cell table:style-name="ce39" office:value-type="string" calcext:value-type="string">
            <text:p><text:a xlink:href="https://github.com/PHPSergipe/phpsergipe.github.io" xlink:type="simple">https://github.com/PHPSergipe/phpsergipe.github.io</text:a> </text:p>
          </table:table-cell>
          <table:table-cell table:style-name="ce14" office:value-type="string" calcext:value-type="string">
            <text:p>Não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4" office:value-type="date" office:date-value="2016-12-22" calcext:value-type="date">
            <text:p>22/12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11]" office:value-type="string" office:string-value="SE" calcext:value-type="string">
            <text:p>SE</text:p>
          </table:table-cell>
          <table:table-cell table:style-name="ce5" table:formula="of:=[Comunidades.B$11]" office:value-type="string" office:string-value="PHP SE" calcext:value-type="string">
            <text:p>PHP SE</text:p>
          </table:table-cell>
          <table:table-cell table:style-name="ce5" table:formula="of:=[Comunidades.D$11]" office:value-type="string" office:string-value="https://github.com/PHPSergipe" calcext:value-type="string">
            <text:p>https://github.com/PHPSergipe</text:p>
          </table:table-cell>
          <table:table-cell table:style-name="ce39" office:value-type="string" calcext:value-type="string">
            <text:p><text:a xlink:href="https://github.com/PHPSergipe/codePhant" xlink:type="simple">https://github.com/PHPSergipe/codePhant</text:a> </text:p>
          </table:table-cell>
          <table:table-cell table:style-name="ce14" office:value-type="string" calcext:value-type="string">
            <text:p>Não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3-08-11" calcext:value-type="date">
            <text:p>11/08/13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1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3">
          <table:table-cell table:style-name="ce5"/>
          <table:table-cell table:style-name="ce5" table:formula="of:=[Comunidades.B$2]" office:value-type="string" office:string-value="PHPESTE" calcext:value-type="string">
            <text:p>PHPESTE</text:p>
          </table:table-cell>
          <table:table-cell table:style-name="ce5" table:formula="of:=[Comunidades.D$2]" office:value-type="string" office:string-value="https://github.com/PHPeste" calcext:value-type="string">
            <text:p>https://github.com/PHPeste</text:p>
          </table:table-cell>
          <table:table-cell table:style-name="ce37" office:value-type="string" calcext:value-type="string">
            <text:p><text:a xlink:href="https://github.com/PHPeste/conticket" xlink:type="simple">https://github.com/PHPeste/conticket</text:a> </text:p>
          </table:table-cell>
          <table:table-cell table:style-name="ce5" office:value-type="string" calcext:value-type="string">
            <text:p>Não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34" office:value-type="date" office:date-value="2016-12-02" calcext:value-type="date">
            <text:p>02/12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Comunidades.B$2]" office:value-type="string" office:string-value="PHPESTE" calcext:value-type="string">
            <text:p>PHPESTE</text:p>
          </table:table-cell>
          <table:table-cell table:style-name="ce5" table:formula="of:=[Comunidades.D$2]" office:value-type="string" office:string-value="https://github.com/PHPeste" calcext:value-type="string">
            <text:p>https://github.com/PHPeste</text:p>
          </table:table-cell>
          <table:table-cell table:style-name="ce37" office:value-type="string" calcext:value-type="string">
            <text:p><text:a xlink:href="https://github.com/PHPeste/salvador-2016-website" xlink:type="simple">https://github.com/PHPeste/salvador-2016-website</text:a> </text:p>
          </table:table-cell>
          <table:table-cell table:style-name="ce5" office:value-type="string" calcext:value-type="string">
            <text:p>Sim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6-10-10" calcext:value-type="date">
            <text:p>10/10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Comunidades.B$2]" office:value-type="string" office:string-value="PHPESTE" calcext:value-type="string">
            <text:p>PHPESTE</text:p>
          </table:table-cell>
          <table:table-cell table:style-name="ce5" table:formula="of:=[Comunidades.D$2]" office:value-type="string" office:string-value="https://github.com/PHPeste" calcext:value-type="string">
            <text:p>https://github.com/PHPeste</text:p>
          </table:table-cell>
          <table:table-cell table:style-name="ce37" office:value-type="string" calcext:value-type="string">
            <text:p><text:a xlink:href="https://github.com/PHPeste/salvador-2016-website-en" xlink:type="simple">https://github.com/PHPeste/salvador-2016-website-en</text:a> </text:p>
          </table:table-cell>
          <table:table-cell table:style-name="ce5" office:value-type="string" calcext:value-type="string">
            <text:p>Não</text:p>
          </table:table-cell>
          <table:table-cell table:style-name="ce5" office:value-type="float" office:value="243" calcext:value-type="float">
            <text:p>24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6-09-01" calcext:value-type="date">
            <text:p>01/09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Comunidades.B$2]" office:value-type="string" office:string-value="PHPESTE" calcext:value-type="string">
            <text:p>PHPESTE</text:p>
          </table:table-cell>
          <table:table-cell table:style-name="ce5" table:formula="of:=[Comunidades.D$2]" office:value-type="string" office:string-value="https://github.com/PHPeste" calcext:value-type="string">
            <text:p>https://github.com/PHPeste</text:p>
          </table:table-cell>
          <table:table-cell table:style-name="ce37" office:value-type="string" calcext:value-type="string">
            <text:p><text:a xlink:href="https://github.com/PHPeste/tweets-search" xlink:type="simple">https://github.com/PHPeste/tweets-search</text:a> </text:p>
          </table:table-cell>
          <table:table-cell table:style-name="ce5" office:value-type="string" calcext:value-type="string">
            <text:p>Não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6-07-01" calcext:value-type="date">
            <text:p>01/07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Comunidades.B$2]" office:value-type="string" office:string-value="PHPESTE" calcext:value-type="string">
            <text:p>PHPESTE</text:p>
          </table:table-cell>
          <table:table-cell table:style-name="ce5" table:formula="of:=[Comunidades.D$2]" office:value-type="string" office:string-value="https://github.com/PHPeste" calcext:value-type="string">
            <text:p>https://github.com/PHPeste</text:p>
          </table:table-cell>
          <table:table-cell table:style-name="ce37" office:value-type="string" calcext:value-type="string">
            <text:p><text:a xlink:href="https://github.com/PHPeste/phpeste.github.io" xlink:type="simple">https://github.com/PHPeste/phpeste.github.io</text:a> </text:p>
          </table:table-cell>
          <table:table-cell table:style-name="ce5" office:value-type="string" calcext:value-type="string">
            <text:p>Não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6-06-30" calcext:value-type="date">
            <text:p>30/06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Comunidades.B$2]" office:value-type="string" office:string-value="PHPESTE" calcext:value-type="string">
            <text:p>PHPESTE</text:p>
          </table:table-cell>
          <table:table-cell table:style-name="ce5" table:formula="of:=[Comunidades.D$2]" office:value-type="string" office:string-value="https://github.com/PHPeste" calcext:value-type="string">
            <text:p>https://github.com/PHPeste</text:p>
          </table:table-cell>
          <table:table-cell table:style-name="ce37" office:value-type="string" calcext:value-type="string">
            <text:p><text:a xlink:href="https://github.com/PHPeste/resources-design" xlink:type="simple">https://github.com/PHPeste/resources-design</text:a> 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6-01-25" calcext:value-type="date">
            <text:p>25/01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5" table:formula="of:=[Comunidades.B$2]" office:value-type="string" office:string-value="PHPESTE" calcext:value-type="string">
            <text:p>PHPESTE</text:p>
          </table:table-cell>
          <table:table-cell table:style-name="ce5" table:formula="of:=[Comunidades.D$2]" office:value-type="string" office:string-value="https://github.com/PHPeste" calcext:value-type="string">
            <text:p>https://github.com/PHPeste</text:p>
          </table:table-cell>
          <table:table-cell table:style-name="ce37" office:value-type="string" calcext:value-type="string">
            <text:p><text:a xlink:href="https://github.com/PHPeste/conticket-frontend" xlink:type="simple">https://github.com/PHPeste/conticket-frontend</text:a> </text:p>
          </table:table-cell>
          <table:table-cell table:style-name="ce5" office:value-type="string" calcext:value-type="string">
            <text:p>Não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5-09-13" calcext:value-type="date">
            <text:p>13/09/15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1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14" table:number-columns-repeated="2"/>
          <table:table-cell table:style-name="ce5" table:number-columns-repeated="5"/>
          <table:table-cell table:number-columns-repeated="1014"/>
        </table:table-row>
        <table:table-row table:style-name="ro3">
          <table:table-cell table:style-name="ce5" table:formula="of:=[Comunidades.A$8]" office:value-type="string" office:string-value="PE" calcext:value-type="string">
            <text:p>PE</text:p>
          </table:table-cell>
          <table:table-cell table:style-name="ce5" table:formula="of:=[Comunidades.B$8]" office:value-type="string" office:string-value="PHP Pernambuco" calcext:value-type="string">
            <text:p>PHP Pernambuco</text:p>
          </table:table-cell>
          <table:table-cell table:style-name="ce5" table:formula="of:=[Comunidades.D$8]" office:value-type="string" office:string-value="https://github.com/php-pernambuco" calcext:value-type="string">
            <text:p>https://github.com/php-pernambuco</text:p>
          </table:table-cell>
          <table:table-cell table:style-name="ce37" office:value-type="string" calcext:value-type="string">
            <text:p><text:a xlink:href="https://github.com/php-pernambuco/site" xlink:type="simple">https://github.com/php-pernambuco/site</text:a> </text:p>
          </table:table-cell>
          <table:table-cell table:style-name="ce14" office:value-type="string" calcext:value-type="string">
            <text:p>Não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9-10-21" calcext:value-type="date">
            <text:p>21/10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8]" office:value-type="string" office:string-value="PE" calcext:value-type="string">
            <text:p>PE</text:p>
          </table:table-cell>
          <table:table-cell table:style-name="ce5" table:formula="of:=[Comunidades.B$8]" office:value-type="string" office:string-value="PHP Pernambuco" calcext:value-type="string">
            <text:p>PHP Pernambuco</text:p>
          </table:table-cell>
          <table:table-cell table:style-name="ce5" table:formula="of:=[Comunidades.D$8]" office:value-type="string" office:string-value="https://github.com/php-pernambuco" calcext:value-type="string">
            <text:p>https://github.com/php-pernambuco</text:p>
          </table:table-cell>
          <table:table-cell table:style-name="ce37" office:value-type="string" calcext:value-type="string">
            <text:p><text:a xlink:href="https://github.com/php-pernambuco/meetup_phppe" xlink:type="simple">https://github.com/php-pernambuco/meetup_phppe</text:a> </text:p>
          </table:table-cell>
          <table:table-cell table:style-name="ce14" office:value-type="string" calcext:value-type="string">
            <text:p>Não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4" office:value-type="date" office:date-value="2017-06-15" calcext:value-type="date">
            <text:p>15/06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8]" office:value-type="string" office:string-value="PE" calcext:value-type="string">
            <text:p>PE</text:p>
          </table:table-cell>
          <table:table-cell table:style-name="ce5" table:formula="of:=[Comunidades.B$8]" office:value-type="string" office:string-value="PHP Pernambuco" calcext:value-type="string">
            <text:p>PHP Pernambuco</text:p>
          </table:table-cell>
          <table:table-cell table:style-name="ce5" table:formula="of:=[Comunidades.D$8]" office:value-type="string" office:string-value="https://github.com/php-pernambuco" calcext:value-type="string">
            <text:p>https://github.com/php-pernambuco</text:p>
          </table:table-cell>
          <table:table-cell table:style-name="ce37" office:value-type="string" calcext:value-type="string">
            <text:p><text:a xlink:href="https://github.com/php-pernambuco/site-old" xlink:type="simple">https://github.com/php-pernambuco/site-old</text:a> </text:p>
          </table:table-cell>
          <table:table-cell table:style-name="ce14" office:value-type="string" calcext:value-type="string">
            <text:p>Sim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7-01-28" calcext:value-type="date">
            <text:p>28/01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3]" office:value-type="string" office:string-value="AL" calcext:value-type="string">
            <text:p>AL</text:p>
          </table:table-cell>
          <table:table-cell table:style-name="ce5" table:formula="of:=[Comunidades.B$3]" office:value-type="string" office:string-value="PHP User Group – Alagoas" calcext:value-type="string">
            <text:p>PHP User Group – Alagoas</text:p>
          </table:table-cell>
          <table:table-cell table:style-name="ce5" table:formula="of:=[Comunidades.D$3]" office:value-type="string" office:string-value="https://github.com/PHP-AL" calcext:value-type="string">
            <text:p>https://github.com/PHP-AL</text:p>
          </table:table-cell>
          <table:table-cell table:style-name="ce37" office:value-type="string" calcext:value-type="string">
            <text:p><text:a xlink:href="https://github.com/PHP-AL/startupal.com.br" xlink:type="simple">https://github.com/PHP-AL/startupal.com.br</text:a> </text:p>
          </table:table-cell>
          <table:table-cell table:style-name="ce14" office:value-type="string" calcext:value-type="string">
            <text:p>Não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4" office:value-type="date" office:date-value="2013-03-18" calcext:value-type="date">
            <text:p>18/03/13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3]" office:value-type="string" office:string-value="AL" calcext:value-type="string">
            <text:p>AL</text:p>
          </table:table-cell>
          <table:table-cell table:style-name="ce5" table:formula="of:=[Comunidades.B$3]" office:value-type="string" office:string-value="PHP User Group – Alagoas" calcext:value-type="string">
            <text:p>PHP User Group – Alagoas</text:p>
          </table:table-cell>
          <table:table-cell table:style-name="ce5" table:formula="of:=[Comunidades.D$3]" office:value-type="string" office:string-value="https://github.com/PHP-AL" calcext:value-type="string">
            <text:p>https://github.com/PHP-AL</text:p>
          </table:table-cell>
          <table:table-cell table:style-name="ce37" office:value-type="string" calcext:value-type="string">
            <text:p><text:a xlink:href="https://github.com/PHP-AL/php-al.org" xlink:type="simple">https://github.com/PHP-AL/php-al.org</text:a> </text:p>
          </table:table-cell>
          <table:table-cell table:style-name="ce14" office:value-type="string" calcext:value-type="string">
            <text:p>Não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3-01-22" calcext:value-type="date">
            <text:p>22/01/13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3]" office:value-type="string" office:string-value="AL" calcext:value-type="string">
            <text:p>AL</text:p>
          </table:table-cell>
          <table:table-cell table:style-name="ce5" table:formula="of:=[Comunidades.B$3]" office:value-type="string" office:string-value="PHP User Group – Alagoas" calcext:value-type="string">
            <text:p>PHP User Group – Alagoas</text:p>
          </table:table-cell>
          <table:table-cell table:style-name="ce5" table:formula="of:=[Comunidades.D$3]" office:value-type="string" office:string-value="https://github.com/PHP-AL" calcext:value-type="string">
            <text:p>https://github.com/PHP-AL</text:p>
          </table:table-cell>
          <table:table-cell table:style-name="ce37" office:value-type="string" calcext:value-type="string">
            <text:p><text:a xlink:href="https://github.com/PHP-AL/phpal-cakephp" xlink:type="simple">https://github.com/PHP-AL/phpal-cakephp</text:a> </text:p>
          </table:table-cell>
          <table:table-cell table:style-name="ce14" office:value-type="string" calcext:value-type="string">
            <text:p>Não</text:p>
          </table:table-cell>
          <table:table-cell table:style-name="ce5" office:value-type="float" office:value="13163" calcext:value-type="float">
            <text:p>13163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2-05-29" calcext:value-type="date">
            <text:p>29/05/12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3">
          <table:table-cell table:style-name="ce5" table:formula="of:=[Comunidades.A$3]" office:value-type="string" office:string-value="AL" calcext:value-type="string">
            <text:p>AL</text:p>
          </table:table-cell>
          <table:table-cell table:style-name="ce5" table:formula="of:=[Comunidades.B$3]" office:value-type="string" office:string-value="PHP User Group – Alagoas" calcext:value-type="string">
            <text:p>PHP User Group – Alagoas</text:p>
          </table:table-cell>
          <table:table-cell table:style-name="ce5" table:formula="of:=[Comunidades.D$3]" office:value-type="string" office:string-value="https://github.com/PHP-AL" calcext:value-type="string">
            <text:p>https://github.com/PHP-AL</text:p>
          </table:table-cell>
          <table:table-cell table:style-name="ce37" office:value-type="string" calcext:value-type="string">
            <text:p><text:a xlink:href="https://github.com/PHP-AL/docs" xlink:type="simple">https://github.com/PHP-AL/docs</text:a> </text:p>
          </table:table-cell>
          <table:table-cell table:style-name="ce14" office:value-type="string" calcext:value-type="string">
            <text:p>Sim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" calcext:value-type="float">
            <text:p>0</text:p>
          </table:table-cell>
          <table:table-cell table:style-name="ce34" office:value-type="date" office:date-value="2012-05-14" calcext:value-type="date">
            <text:p>14/05/12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1">
          <table:table-cell table:style-name="ce5" table:formula="of:=[Comunidades.A$9]" office:value-type="string" office:string-value="PI" calcext:value-type="string">
            <text:p>PI</text:p>
          </table:table-cell>
          <table:table-cell table:style-name="ce5" table:formula="of:=[Comunidades.B$9]" office:value-type="string" office:string-value="PHP PI" calcext:value-type="string">
            <text:p>PHP PI</text:p>
          </table:table-cell>
          <table:table-cell table:style-name="ce5" table:formula="of:=[Comunidades.D$9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Não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style-name="ce20" office:value-type="date" office:date-value="2019-10-26" calcext:value-type="date">
            <text:p>26/10/2019</text:p>
          </table:table-cell>
          <table:table-cell table:number-columns-repeated="1014"/>
        </table:table-row>
        <table:table-row table:style-name="ro1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legram" table:style-name="ta1">
        <table:shapes>
          <draw:frame draw:z-index="0" draw:name="Gráfico 1" draw:style-name="gr2" svg:width="159.99mm" svg:height="89.99mm" svg:x="19.84mm" svg:y="72.96mm">
            <draw:object draw:notify-on-update-of-ranges="Telegram.B2:Telegram.B11 Telegram.D1:Telegram.D1 Telegram.D2:Telegram.D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0" table:default-cell-style-name="ce1"/>
        <table:table-column table:style-name="co2" table:default-cell-style-name="ce1"/>
        <table:table-column table:style-name="co21" table:default-cell-style-name="ce1"/>
        <table:table-column table:style-name="co1" table:number-columns-repeated="2" table:default-cell-style-name="ce1"/>
        <table:table-column table:style-name="co8" table:number-columns-repeated="59" table:default-cell-style-name="ce1"/>
        <table:table-column table:style-name="co8" table:number-columns-repeated="960" table:default-cell-style-name="Default"/>
        <table:table-row table:style-name="ro1">
          <table:table-cell table:style-name="ce3"/>
          <table:table-cell table:style-name="ce3" table:formula="of:=[Comunidades.B1]" office:value-type="string" office:string-value="NOME" calcext:value-type="string">
            <text:p>NOME</text:p>
          </table:table-cell>
          <table:table-cell table:style-name="ce3" table:formula="of:=[Comunidades.H1]" office:value-type="string" office:string-value="TELEGRAM" calcext:value-type="string">
            <text:p>TELEGRAM</text:p>
          </table:table-cell>
          <table:table-cell table:style-name="ce3" office:value-type="string" calcext:value-type="string">
            <text:p>Membros</text:p>
          </table:table-cell>
          <table:table-cell table:style-name="ce3" office:value-type="string" calcext:value-type="string">
            <text:p>Coleta</text:p>
          </table:table-cell>
          <table:table-cell table:number-columns-repeated="1019"/>
        </table:table-row>
        <table:table-row table:style-name="ro1">
          <table:table-cell table:style-name="ce5" table:formula="of:=[Comunidades.A5]" office:value-type="string" office:string-value="CE" calcext:value-type="string">
            <text:p>CE</text:p>
          </table:table-cell>
          <table:table-cell table:style-name="ce5" table:formula="of:=[Comunidades.B5]" office:value-type="string" office:string-value="PHP com Rapadura" calcext:value-type="string">
            <text:p>PHP com Rapadura</text:p>
          </table:table-cell>
          <table:table-cell table:style-name="ce5" table:formula="of:=[Comunidades.H5]" office:value-type="string" office:string-value="https://t.me/phpcomrapadura" calcext:value-type="string">
            <text:p>https://t.me/phpcomrapadura</text:p>
          </table:table-cell>
          <table:table-cell table:style-name="ce5" office:value-type="float" office:value="479" calcext:value-type="float">
            <text:p>479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9"/>
        </table:table-row>
        <table:table-row table:style-name="ro1">
          <table:table-cell table:style-name="ce5" table:formula="of:=[Comunidades.A6]" office:value-type="string" office:string-value="MA" calcext:value-type="string">
            <text:p>MA</text:p>
          </table:table-cell>
          <table:table-cell table:style-name="ce5" table:formula="of:=[Comunidades.B6]" office:value-type="string" office:string-value="PHP Maranhão" calcext:value-type="string">
            <text:p>PHP Maranhão</text:p>
          </table:table-cell>
          <table:table-cell table:style-name="ce5" table:formula="of:=[Comunidades.H6]" office:value-type="string" office:string-value="https://t.me/phpmaranhao" calcext:value-type="string">
            <text:p>https://t.me/phpmaranhao</text:p>
          </table:table-cell>
          <table:table-cell table:style-name="ce5" office:value-type="float" office:value="439" calcext:value-type="float">
            <text:p>439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9"/>
        </table:table-row>
        <table:table-row table:style-name="ro1">
          <table:table-cell table:style-name="ce5" table:formula="of:=[Comunidades.A4]" office:value-type="string" office:string-value="BA" calcext:value-type="string">
            <text:p>BA</text:p>
          </table:table-cell>
          <table:table-cell table:style-name="ce5" table:formula="of:=[Comunidades.B4]" office:value-type="string" office:string-value="PHPBA" calcext:value-type="string">
            <text:p>PHPBA</text:p>
          </table:table-cell>
          <table:table-cell table:style-name="ce5" table:formula="of:=[Comunidades.H4]" office:value-type="string" office:string-value="https://telegram.me/phpba" calcext:value-type="string">
            <text:p>https://telegram.me/phpba</text:p>
          </table:table-cell>
          <table:table-cell table:style-name="ce5" office:value-type="float" office:value="354" calcext:value-type="float">
            <text:p>354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9"/>
        </table:table-row>
        <table:table-row table:style-name="ro1">
          <table:table-cell table:style-name="ce5" table:formula="of:=[Comunidades.A8]" office:value-type="string" office:string-value="PE" calcext:value-type="string">
            <text:p>PE</text:p>
          </table:table-cell>
          <table:table-cell table:style-name="ce5" table:formula="of:=[Comunidades.B8]" office:value-type="string" office:string-value="PHP Pernambuco" calcext:value-type="string">
            <text:p>PHP Pernambuco</text:p>
          </table:table-cell>
          <table:table-cell table:style-name="ce5" table:formula="of:=[Comunidades.H8]" office:value-type="string" office:string-value="https://t.me/phppe" calcext:value-type="string">
            <text:p>https://t.me/phppe</text:p>
          </table:table-cell>
          <table:table-cell table:style-name="ce5" office:value-type="float" office:value="290" calcext:value-type="float">
            <text:p>290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9"/>
        </table:table-row>
        <table:table-row table:style-name="ro1">
          <table:table-cell table:style-name="ce5" table:formula="of:=[Comunidades.A10]" office:value-type="string" office:string-value="RN" calcext:value-type="string">
            <text:p>RN</text:p>
          </table:table-cell>
          <table:table-cell table:style-name="ce5" table:formula="of:=[Comunidades.B10]" office:value-type="string" office:string-value="PHP RN" calcext:value-type="string">
            <text:p>PHP RN</text:p>
          </table:table-cell>
          <table:table-cell table:style-name="ce5" table:formula="of:=[Comunidades.H10]" office:value-type="string" office:string-value="https://t.me/phprn" calcext:value-type="string">
            <text:p>https://t.me/phprn</text:p>
          </table:table-cell>
          <table:table-cell table:style-name="ce5" office:value-type="float" office:value="240" calcext:value-type="float">
            <text:p>240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5" table:formula="of:=[Comunidades.B2]" office:value-type="string" office:string-value="PHPESTE" calcext:value-type="string">
            <text:p>PHPESTE</text:p>
          </table:table-cell>
          <table:table-cell table:style-name="ce5" table:formula="of:=[Comunidades.H2]" office:value-type="string" office:string-value="https://t.me/phpeste" calcext:value-type="string">
            <text:p>https://t.me/phpeste</text:p>
          </table:table-cell>
          <table:table-cell table:style-name="ce5" office:value-type="float" office:value="205" calcext:value-type="float">
            <text:p>205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9"/>
        </table:table-row>
        <table:table-row table:style-name="ro1">
          <table:table-cell table:style-name="ce5" table:formula="of:=[Comunidades.A11]" office:value-type="string" office:string-value="SE" calcext:value-type="string">
            <text:p>SE</text:p>
          </table:table-cell>
          <table:table-cell table:style-name="ce5" table:formula="of:=[Comunidades.B11]" office:value-type="string" office:string-value="PHP SE" calcext:value-type="string">
            <text:p>PHP SE</text:p>
          </table:table-cell>
          <table:table-cell table:style-name="ce5" table:formula="of:=[Comunidades.H11]" office:value-type="string" office:string-value="https://telegram.me/phpSE" calcext:value-type="string">
            <text:p>https://telegram.me/phpSE</text:p>
          </table:table-cell>
          <table:table-cell table:style-name="ce5" office:value-type="float" office:value="75" calcext:value-type="float">
            <text:p>75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9"/>
        </table:table-row>
        <table:table-row table:style-name="ro1">
          <table:table-cell table:style-name="ce5" table:formula="of:=[Comunidades.A7]" office:value-type="string" office:string-value="PB" calcext:value-type="string">
            <text:p>PB</text:p>
          </table:table-cell>
          <table:table-cell table:style-name="ce5" table:formula="of:=[Comunidades.B7]" office:value-type="string" office:string-value="PHP PB" calcext:value-type="string">
            <text:p>PHP PB</text:p>
          </table:table-cell>
          <table:table-cell table:style-name="ce5" table:formula="of:=[Comunidades.H7]" office:value-type="string" office:string-value="https://t.me/phppb" calcext:value-type="string">
            <text:p>https://t.me/phppb</text:p>
          </table:table-cell>
          <table:table-cell table:style-name="ce5" office:value-type="float" office:value="61" calcext:value-type="float">
            <text:p>61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9"/>
        </table:table-row>
        <table:table-row table:style-name="ro1">
          <table:table-cell table:style-name="ce5" table:formula="of:=[Comunidades.A3]" office:value-type="string" office:string-value="AL" calcext:value-type="string">
            <text:p>AL</text:p>
          </table:table-cell>
          <table:table-cell table:style-name="ce5" table:formula="of:=[Comunidades.B3]" office:value-type="string" office:string-value="PHP User Group – Alagoas" calcext:value-type="string">
            <text:p>PHP User Group – Alagoas</text:p>
          </table:table-cell>
          <table:table-cell table:style-name="ce5" table:formula="of:=[Comunidades.H3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9"/>
        </table:table-row>
        <table:table-row table:style-name="ro1">
          <table:table-cell table:style-name="ce5" table:formula="of:=[Comunidades.A9]" office:value-type="string" office:string-value="PI" calcext:value-type="string">
            <text:p>PI</text:p>
          </table:table-cell>
          <table:table-cell table:style-name="ce5" table:formula="of:=[Comunidades.B9]" office:value-type="string" office:string-value="PHP PI" calcext:value-type="string">
            <text:p>PHP PI</text:p>
          </table:table-cell>
          <table:table-cell table:style-name="ce5" table:formula="of:=[Comunidades.H9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date" office:date-value="2019-10-25" calcext:value-type="date">
            <text:p>25/10/19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gram" table:style-name="ta1">
        <table:shapes>
          <draw:frame draw:z-index="2" draw:style-name="gr1" draw:text-style-name="P1" svg:width="159.99mm" svg:height="89.99mm" svg:x="14.78mm" svg:y="65.92mm">
            <draw:object draw:notify-on-update-of-ranges="Instagram.B2:Instagram.B11 Instagram.D1:Instagram.D1 Instagram.D2:Instagram.D11 Instagram.E1:Instagram.E1 Instagram.E2:Instagram.E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2" table:default-cell-style-name="ce1"/>
        <table:table-column table:style-name="co10" table:default-cell-style-name="ce1"/>
        <table:table-column table:style-name="co23" table:default-cell-style-name="ce1"/>
        <table:table-column table:style-name="co24" table:default-cell-style-name="ce1"/>
        <table:table-column table:style-name="co8" table:number-columns-repeated="58" table:default-cell-style-name="ce1"/>
        <table:table-column table:style-name="co8" table:number-columns-repeated="960" table:default-cell-style-name="Default"/>
        <table:table-row table:style-name="ro1">
          <table:table-cell table:style-name="ce3" table:formula="of:=[Comunidades.A1]" office:value-type="string" office:string-value="ESTADO" calcext:value-type="string">
            <text:p>ESTADO</text:p>
          </table:table-cell>
          <table:table-cell table:style-name="ce3" table:formula="of:=[Comunidades.B1]" office:value-type="string" office:string-value="NOME" calcext:value-type="string">
            <text:p>NOME</text:p>
          </table:table-cell>
          <table:table-cell table:style-name="ce3" table:formula="of:=[Comunidades.G1]" office:value-type="string" office:string-value="INSTAGRAM" calcext:value-type="string">
            <text:p>INSTAGRAM</text:p>
          </table:table-cell>
          <table:table-cell table:style-name="ce3" office:value-type="string" calcext:value-type="string">
            <text:p>Publicações</text:p>
          </table:table-cell>
          <table:table-cell table:style-name="ce13" office:value-type="string" calcext:value-type="string">
            <text:p>Seguidores</text:p>
          </table:table-cell>
          <table:table-cell table:style-name="ce13" office:value-type="string" calcext:value-type="string">
            <text:p>Data Coleta</text:p>
          </table:table-cell>
          <table:table-cell table:number-columns-repeated="1018"/>
        </table:table-row>
        <table:table-row table:style-name="ro1">
          <table:table-cell table:style-name="ce5" table:formula="of:=[Comunidades.A10]" office:value-type="string" office:string-value="RN" calcext:value-type="string">
            <text:p>RN</text:p>
          </table:table-cell>
          <table:table-cell table:style-name="ce5" table:formula="of:=[Comunidades.B10]" office:value-type="string" office:string-value="PHP RN" calcext:value-type="string">
            <text:p>PHP RN</text:p>
          </table:table-cell>
          <table:table-cell table:style-name="ce5" table:formula="of:=[Comunidades.G10]" office:value-type="string" office:string-value="https://www.instagram.com/php.rn/" calcext:value-type="string">
            <text:p>https://www.instagram.com/php.rn/</text:p>
          </table:table-cell>
          <table:table-cell table:style-name="ce14" office:value-type="float" office:value="18" calcext:value-type="float">
            <text:p>18</text:p>
          </table:table-cell>
          <table:table-cell table:style-name="ce5" office:value-type="float" office:value="1087" calcext:value-type="float">
            <text:p>1087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1018"/>
        </table:table-row>
        <table:table-row table:style-name="ro1">
          <table:table-cell table:style-name="ce5" table:formula="of:=[Comunidades.A5]" office:value-type="string" office:string-value="CE" calcext:value-type="string">
            <text:p>CE</text:p>
          </table:table-cell>
          <table:table-cell table:style-name="ce5" table:formula="of:=[Comunidades.B5]" office:value-type="string" office:string-value="PHP com Rapadura" calcext:value-type="string">
            <text:p>PHP com Rapadura</text:p>
          </table:table-cell>
          <table:table-cell table:style-name="ce5" table:formula="of:=[Comunidades.G5]" office:value-type="string" office:string-value="https://www.instagram.com/phpcomrapadura/" calcext:value-type="string">
            <text:p>https://www.instagram.com/phpcomrapadura/</text:p>
          </table:table-cell>
          <table:table-cell table:style-name="ce14" office:value-type="float" office:value="25" calcext:value-type="float">
            <text:p>25</text:p>
          </table:table-cell>
          <table:table-cell table:style-name="ce5" office:value-type="float" office:value="955" calcext:value-type="float">
            <text:p>955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1018"/>
        </table:table-row>
        <table:table-row table:style-name="ro1">
          <table:table-cell table:style-name="ce5" table:formula="of:=[Comunidades.A6]" office:value-type="string" office:string-value="MA" calcext:value-type="string">
            <text:p>MA</text:p>
          </table:table-cell>
          <table:table-cell table:style-name="ce5" table:formula="of:=[Comunidades.B6]" office:value-type="string" office:string-value="PHP Maranhão" calcext:value-type="string">
            <text:p>PHP Maranhão</text:p>
          </table:table-cell>
          <table:table-cell table:style-name="ce5" table:formula="of:=[Comunidades.G6]" office:value-type="string" office:string-value="https://www.instagram.com/phpmaranhao/" calcext:value-type="string">
            <text:p>https://www.instagram.com/phpmaranhao/</text:p>
          </table:table-cell>
          <table:table-cell table:style-name="ce14" office:value-type="float" office:value="52" calcext:value-type="float">
            <text:p>52</text:p>
          </table:table-cell>
          <table:table-cell table:style-name="ce5" office:value-type="float" office:value="476" calcext:value-type="float">
            <text:p>476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table:formula="of:=[Comunidades.B2]" office:value-type="string" office:string-value="PHPESTE" calcext:value-type="string">
            <text:p>PHPESTE</text:p>
          </table:table-cell>
          <table:table-cell table:style-name="ce5" table:formula="of:=[Comunidades.G2]" office:value-type="string" office:string-value="https://www.instagram.com/phpeste/" calcext:value-type="string">
            <text:p>https://www.instagram.com/phpeste/</text:p>
          </table:table-cell>
          <table:table-cell table:style-name="ce14" office:value-type="float" office:value="49" calcext:value-type="float">
            <text:p>49</text:p>
          </table:table-cell>
          <table:table-cell table:style-name="ce5" office:value-type="float" office:value="346" calcext:value-type="float">
            <text:p>346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1018"/>
        </table:table-row>
        <table:table-row table:style-name="ro1">
          <table:table-cell table:style-name="ce5" table:formula="of:=[Comunidades.A8]" office:value-type="string" office:string-value="PE" calcext:value-type="string">
            <text:p>PE</text:p>
          </table:table-cell>
          <table:table-cell table:style-name="ce5" table:formula="of:=[Comunidades.B8]" office:value-type="string" office:string-value="PHP Pernambuco" calcext:value-type="string">
            <text:p>PHP Pernambuco</text:p>
          </table:table-cell>
          <table:table-cell table:style-name="ce5" table:formula="of:=[Comunidades.G8]" office:value-type="string" office:string-value="https://www.instagram.com/phppernambuco/" calcext:value-type="string">
            <text:p>https://www.instagram.com/phppernambuco/</text:p>
          </table:table-cell>
          <table:table-cell table:style-name="ce14" office:value-type="float" office:value="26" calcext:value-type="float">
            <text:p>26</text:p>
          </table:table-cell>
          <table:table-cell table:style-name="ce5" office:value-type="float" office:value="104" calcext:value-type="float">
            <text:p>104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1018"/>
        </table:table-row>
        <table:table-row table:style-name="ro1">
          <table:table-cell table:style-name="ce5" table:formula="of:=[Comunidades.A7]" office:value-type="string" office:string-value="PB" calcext:value-type="string">
            <text:p>PB</text:p>
          </table:table-cell>
          <table:table-cell table:style-name="ce5" table:formula="of:=[Comunidades.B7]" office:value-type="string" office:string-value="PHP PB" calcext:value-type="string">
            <text:p>PHP PB</text:p>
          </table:table-cell>
          <table:table-cell table:style-name="ce5" table:formula="of:=[Comunidades.G7]" office:value-type="string" office:string-value="https://www.instagram.com/phppb/" calcext:value-type="string">
            <text:p>https://www.instagram.com/phppb/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1018"/>
        </table:table-row>
        <table:table-row table:style-name="ro1">
          <table:table-cell table:style-name="ce5" table:formula="of:=[Comunidades.A3]" office:value-type="string" office:string-value="AL" calcext:value-type="string">
            <text:p>AL</text:p>
          </table:table-cell>
          <table:table-cell table:style-name="ce5" table:formula="of:=[Comunidades.B3]" office:value-type="string" office:string-value="PHP User Group – Alagoas" calcext:value-type="string">
            <text:p>PHP User Group – Alagoas</text:p>
          </table:table-cell>
          <table:table-cell table:style-name="ce5" table:formula="of:=[Comunidades.G3]" office:value-type="string" office:string-value="https://www.instagram.com/php.al/" calcext:value-type="string">
            <text:p>https://www.instagram.com/php.al/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1018"/>
        </table:table-row>
        <table:table-row table:style-name="ro1">
          <table:table-cell table:style-name="ce5" table:formula="of:=[Comunidades.A4]" office:value-type="string" office:string-value="BA" calcext:value-type="string">
            <text:p>BA</text:p>
          </table:table-cell>
          <table:table-cell table:style-name="ce5" table:formula="of:=[Comunidades.B4]" office:value-type="string" office:string-value="PHPBA" calcext:value-type="string">
            <text:p>PHPBA</text:p>
          </table:table-cell>
          <table:table-cell table:style-name="ce5" table:formula="of:=[Comunidades.G4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1018"/>
        </table:table-row>
        <table:table-row table:style-name="ro1">
          <table:table-cell table:style-name="ce5" table:formula="of:=[Comunidades.A9]" office:value-type="string" office:string-value="PI" calcext:value-type="string">
            <text:p>PI</text:p>
          </table:table-cell>
          <table:table-cell table:style-name="ce5" table:formula="of:=[Comunidades.B9]" office:value-type="string" office:string-value="PHP PI" calcext:value-type="string">
            <text:p>PHP PI</text:p>
          </table:table-cell>
          <table:table-cell table:style-name="ce5" table:formula="of:=[Comunidades.G9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1018"/>
        </table:table-row>
        <table:table-row table:style-name="ro1">
          <table:table-cell table:style-name="ce5" table:formula="of:=[Comunidades.A11]" office:value-type="string" office:string-value="SE" calcext:value-type="string">
            <text:p>SE</text:p>
          </table:table-cell>
          <table:table-cell table:style-name="ce5" table:formula="of:=[Comunidades.B11]" office:value-type="string" office:string-value="PHP SE" calcext:value-type="string">
            <text:p>PHP SE</text:p>
          </table:table-cell>
          <table:table-cell table:style-name="ce5" table:formula="of:=[Comunidades.G11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1018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4"/>
          <table:table-cell>
            <draw:frame draw:z-index="0" draw:name="Gráfico 2" draw:style-name="gr2" svg:width="127mm" svg:height="76.2mm" svg:x="21.07mm" svg:y="3.3mm">
              <draw:object draw:notify-on-update-of-ranges="Instagram.B2:Instagram.B11 Instagram.E1:Instagram.E1 Instagram.E2:Instagram.E1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>
            <draw:frame draw:z-index="1" draw:name="Gráfico 3" draw:style-name="gr2" svg:width="127mm" svg:height="76.2mm" svg:x="21.13mm" svg:y="0.21mm">
              <draw:object draw:notify-on-update-of-ranges="Instagram.B2:Instagram.B11 Instagram.D1:Instagram.D1 Instagram.D2:Instagram.D1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witter" table:style-name="ta1">
        <table:shapes>
          <draw:frame draw:z-index="0" draw:style-name="gr1" draw:text-style-name="P1" svg:width="159.99mm" svg:height="89.99mm" svg:x="23.48mm" svg:y="54.56mm">
            <draw:object draw:notify-on-update-of-ranges="Twitter.B2:Twitter.B11 Twitter.D1:Twitter.D1 Twitter.D2:Twitter.D11 Twitter.E1:Twitter.E1 Twitter.E2:Twitter.E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14" table:default-cell-style-name="ce1"/>
        <table:table-column table:style-name="co25" table:default-cell-style-name="ce1"/>
        <table:table-column table:style-name="co19" table:default-cell-style-name="ce1"/>
        <table:table-column table:style-name="co1" table:default-cell-style-name="ce1"/>
        <table:table-column table:style-name="co26" table:default-cell-style-name="ce1"/>
        <table:table-column table:style-name="co8" table:number-columns-repeated="58" table:default-cell-style-name="ce1"/>
        <table:table-column table:style-name="co8" table:number-columns-repeated="960" table:default-cell-style-name="Default"/>
        <table:table-row table:style-name="ro1">
          <table:table-cell table:style-name="ce3" table:formula="of:=[Comunidades.A1]" office:value-type="string" office:string-value="ESTADO" calcext:value-type="string">
            <text:p>ESTADO</text:p>
          </table:table-cell>
          <table:table-cell table:style-name="ce3" table:formula="of:=[Comunidades.B1]" office:value-type="string" office:string-value="NOME" calcext:value-type="string">
            <text:p>NOME</text:p>
          </table:table-cell>
          <table:table-cell table:style-name="ce3" table:formula="of:=[Comunidades.E1]" office:value-type="string" office:string-value="TWITTER" calcext:value-type="string">
            <text:p>TWITTER</text:p>
          </table:table-cell>
          <table:table-cell table:style-name="ce13" office:value-type="string" calcext:value-type="string">
            <text:p>Seguidores</text:p>
          </table:table-cell>
          <table:table-cell table:style-name="ce3" office:value-type="string" calcext:value-type="string">
            <text:p>Tweets</text:p>
          </table:table-cell>
          <table:table-cell table:style-name="ce3" office:value-type="string" calcext:value-type="string">
            <text:p>Data Coleta</text:p>
          </table:table-cell>
          <table:table-cell table:number-columns-repeated="1018"/>
        </table:table-row>
        <table:table-row table:style-name="ro1">
          <table:table-cell table:style-name="ce5" table:formula="of:=[Comunidades.A7]" office:value-type="string" office:string-value="PB" calcext:value-type="string">
            <text:p>PB</text:p>
          </table:table-cell>
          <table:table-cell table:style-name="ce5" table:formula="of:=[Comunidades.B7]" office:value-type="string" office:string-value="PHP PB" calcext:value-type="string">
            <text:p>PHP PB</text:p>
          </table:table-cell>
          <table:table-cell table:style-name="ce5" table:formula="of:=[Comunidades.E7]" office:value-type="string" office:string-value="https://twitter.com/phppb" calcext:value-type="string">
            <text:p>https://twitter.com/phppb</text:p>
          </table:table-cell>
          <table:table-cell table:style-name="ce5" office:value-type="float" office:value="1053" calcext:value-type="float">
            <text:p>1053</text:p>
          </table:table-cell>
          <table:table-cell table:style-name="ce14" office:value-type="float" office:value="336" calcext:value-type="float">
            <text:p>336</text:p>
          </table:table-cell>
          <table:table-cell table:style-name="ce34" office:value-type="date" office:date-value="2019-10-26" calcext:value-type="date">
            <text:p>26/10/19</text:p>
          </table:table-cell>
          <table:table-cell table:number-columns-repeated="1018"/>
        </table:table-row>
        <table:table-row table:style-name="ro1">
          <table:table-cell table:style-name="ce5" table:formula="of:=[Comunidades.A5]" office:value-type="string" office:string-value="CE" calcext:value-type="string">
            <text:p>CE</text:p>
          </table:table-cell>
          <table:table-cell table:style-name="ce5" table:formula="of:=[Comunidades.B5]" office:value-type="string" office:string-value="PHP com Rapadura" calcext:value-type="string">
            <text:p>PHP com Rapadura</text:p>
          </table:table-cell>
          <table:table-cell table:style-name="ce5" table:formula="of:=[Comunidades.E5]" office:value-type="string" office:string-value="https://twitter.com/phpcomrapadura" calcext:value-type="string">
            <text:p>https://twitter.com/phpcomrapadura</text:p>
          </table:table-cell>
          <table:table-cell table:style-name="ce5" office:value-type="float" office:value="909" calcext:value-type="float">
            <text:p>909</text:p>
          </table:table-cell>
          <table:table-cell table:style-name="ce14" office:value-type="float" office:value="576" calcext:value-type="float">
            <text:p>576</text:p>
          </table:table-cell>
          <table:table-cell table:style-name="ce34" office:value-type="date" office:date-value="2019-10-26" calcext:value-type="date">
            <text:p>26/10/19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table:formula="of:=[Comunidades.B2]" office:value-type="string" office:string-value="PHPESTE" calcext:value-type="string">
            <text:p>PHPESTE</text:p>
          </table:table-cell>
          <table:table-cell table:style-name="ce5" table:formula="of:=[Comunidades.E2]" office:value-type="string" office:string-value="https://twitter.com/phpestene" calcext:value-type="string">
            <text:p>https://twitter.com/phpestene</text:p>
          </table:table-cell>
          <table:table-cell table:style-name="ce5" office:value-type="float" office:value="853" calcext:value-type="float">
            <text:p>853</text:p>
          </table:table-cell>
          <table:table-cell table:style-name="ce14" office:value-type="float" office:value="503" calcext:value-type="float">
            <text:p>503</text:p>
          </table:table-cell>
          <table:table-cell table:style-name="ce34" office:value-type="date" office:date-value="2019-10-26" calcext:value-type="date">
            <text:p>26/10/19</text:p>
          </table:table-cell>
          <table:table-cell table:number-columns-repeated="1018"/>
        </table:table-row>
        <table:table-row table:style-name="ro1">
          <table:table-cell table:style-name="ce5" table:formula="of:=[Comunidades.A3]" office:value-type="string" office:string-value="AL" calcext:value-type="string">
            <text:p>AL</text:p>
          </table:table-cell>
          <table:table-cell table:style-name="ce5" table:formula="of:=[Comunidades.B3]" office:value-type="string" office:string-value="PHP User Group – Alagoas" calcext:value-type="string">
            <text:p>PHP User Group – Alagoas</text:p>
          </table:table-cell>
          <table:table-cell table:style-name="ce5" table:formula="of:=[Comunidades.E3]" office:value-type="string" office:string-value="https://twitter.com/php_al" calcext:value-type="string">
            <text:p>https://twitter.com/php_al</text:p>
          </table:table-cell>
          <table:table-cell table:style-name="ce5" office:value-type="float" office:value="437" calcext:value-type="float">
            <text:p>437</text:p>
          </table:table-cell>
          <table:table-cell table:style-name="ce14" office:value-type="float" office:value="73" calcext:value-type="float">
            <text:p>73</text:p>
          </table:table-cell>
          <table:table-cell table:style-name="ce34" office:value-type="date" office:date-value="2019-10-26" calcext:value-type="date">
            <text:p>26/10/19</text:p>
          </table:table-cell>
          <table:table-cell table:number-columns-repeated="1018"/>
        </table:table-row>
        <table:table-row table:style-name="ro1">
          <table:table-cell table:style-name="ce5" table:formula="of:=[Comunidades.A6]" office:value-type="string" office:string-value="MA" calcext:value-type="string">
            <text:p>MA</text:p>
          </table:table-cell>
          <table:table-cell table:style-name="ce5" table:formula="of:=[Comunidades.B6]" office:value-type="string" office:string-value="PHP Maranhão" calcext:value-type="string">
            <text:p>PHP Maranhão</text:p>
          </table:table-cell>
          <table:table-cell table:style-name="ce5" table:formula="of:=[Comunidades.E6]" office:value-type="string" office:string-value="https://twitter.com/phpmaranhao" calcext:value-type="string">
            <text:p>https://twitter.com/phpmaranhao</text:p>
          </table:table-cell>
          <table:table-cell table:style-name="ce5" office:value-type="float" office:value="292" calcext:value-type="float">
            <text:p>292</text:p>
          </table:table-cell>
          <table:table-cell table:style-name="ce14" office:value-type="float" office:value="192" calcext:value-type="float">
            <text:p>192</text:p>
          </table:table-cell>
          <table:table-cell table:style-name="ce34" office:value-type="date" office:date-value="2019-10-26" calcext:value-type="date">
            <text:p>26/10/19</text:p>
          </table:table-cell>
          <table:table-cell table:number-columns-repeated="1018"/>
        </table:table-row>
        <table:table-row table:style-name="ro1">
          <table:table-cell table:style-name="ce5" table:formula="of:=[Comunidades.A8]" office:value-type="string" office:string-value="PE" calcext:value-type="string">
            <text:p>PE</text:p>
          </table:table-cell>
          <table:table-cell table:style-name="ce5" table:formula="of:=[Comunidades.B8]" office:value-type="string" office:string-value="PHP Pernambuco" calcext:value-type="string">
            <text:p>PHP Pernambuco</text:p>
          </table:table-cell>
          <table:table-cell table:style-name="ce5" table:formula="of:=[Comunidades.E8]" office:value-type="string" office:string-value="https://twitter.com/PHPPernambuco" calcext:value-type="string">
            <text:p>https://twitter.com/PHPPernambuco</text:p>
          </table:table-cell>
          <table:table-cell table:style-name="ce5" office:value-type="float" office:value="287" calcext:value-type="float">
            <text:p>287</text:p>
          </table:table-cell>
          <table:table-cell table:style-name="ce14" office:value-type="float" office:value="83" calcext:value-type="float">
            <text:p>83</text:p>
          </table:table-cell>
          <table:table-cell table:style-name="ce34" office:value-type="date" office:date-value="2019-10-26" calcext:value-type="date">
            <text:p>26/10/19</text:p>
          </table:table-cell>
          <table:table-cell table:number-columns-repeated="1018"/>
        </table:table-row>
        <table:table-row table:style-name="ro1">
          <table:table-cell table:style-name="ce5" table:formula="of:=[Comunidades.A4]" office:value-type="string" office:string-value="BA" calcext:value-type="string">
            <text:p>BA</text:p>
          </table:table-cell>
          <table:table-cell table:style-name="ce5" table:formula="of:=[Comunidades.B4]" office:value-type="string" office:string-value="PHPBA" calcext:value-type="string">
            <text:p>PHPBA</text:p>
          </table:table-cell>
          <table:table-cell table:style-name="ce5" table:formula="of:=[Comunidades.E4]" office:value-type="string" office:string-value="https://twitter.com/phpba" calcext:value-type="string">
            <text:p>https://twitter.com/phpba</text:p>
          </table:table-cell>
          <table:table-cell table:style-name="ce5" office:value-type="float" office:value="280" calcext:value-type="float">
            <text:p>280</text:p>
          </table:table-cell>
          <table:table-cell table:style-name="ce14" office:value-type="float" office:value="39" calcext:value-type="float">
            <text:p>39</text:p>
          </table:table-cell>
          <table:table-cell table:style-name="ce34" office:value-type="date" office:date-value="2019-10-26" calcext:value-type="date">
            <text:p>26/10/19</text:p>
          </table:table-cell>
          <table:table-cell table:number-columns-repeated="1018"/>
        </table:table-row>
        <table:table-row table:style-name="ro1">
          <table:table-cell table:style-name="ce5" table:formula="of:=[Comunidades.A11]" office:value-type="string" office:string-value="SE" calcext:value-type="string">
            <text:p>SE</text:p>
          </table:table-cell>
          <table:table-cell table:style-name="ce5" table:formula="of:=[Comunidades.B11]" office:value-type="string" office:string-value="PHP SE" calcext:value-type="string">
            <text:p>PHP SE</text:p>
          </table:table-cell>
          <table:table-cell table:style-name="ce5" table:formula="of:=[Comunidades.E11]" office:value-type="string" office:string-value="https://twitter.com/phpse" calcext:value-type="string">
            <text:p>https://twitter.com/phpse</text:p>
          </table:table-cell>
          <table:table-cell table:style-name="ce5" office:value-type="float" office:value="183" calcext:value-type="float">
            <text:p>183</text:p>
          </table:table-cell>
          <table:table-cell table:style-name="ce14" office:value-type="float" office:value="216" calcext:value-type="float">
            <text:p>216</text:p>
          </table:table-cell>
          <table:table-cell table:style-name="ce34" office:value-type="date" office:date-value="2019-10-26" calcext:value-type="date">
            <text:p>26/10/19</text:p>
          </table:table-cell>
          <table:table-cell table:number-columns-repeated="1018"/>
        </table:table-row>
        <table:table-row table:style-name="ro1">
          <table:table-cell table:style-name="ce5" table:formula="of:=[Comunidades.A10]" office:value-type="string" office:string-value="RN" calcext:value-type="string">
            <text:p>RN</text:p>
          </table:table-cell>
          <table:table-cell table:style-name="ce5" table:formula="of:=[Comunidades.B10]" office:value-type="string" office:string-value="PHP RN" calcext:value-type="string">
            <text:p>PHP RN</text:p>
          </table:table-cell>
          <table:table-cell table:style-name="ce5" table:formula="of:=[Comunidades.E10]" office:value-type="string" office:string-value="https://twitter.com/php_rn" calcext:value-type="string">
            <text:p>https://twitter.com/php_rn</text:p>
          </table:table-cell>
          <table:table-cell table:style-name="ce5" office:value-type="float" office:value="13" calcext:value-type="float">
            <text:p>13</text:p>
          </table:table-cell>
          <table:table-cell table:style-name="ce14" office:value-type="float" office:value="9" calcext:value-type="float">
            <text:p>9</text:p>
          </table:table-cell>
          <table:table-cell table:style-name="ce34" office:value-type="date" office:date-value="2019-10-26" calcext:value-type="date">
            <text:p>26/10/19</text:p>
          </table:table-cell>
          <table:table-cell table:number-columns-repeated="1018"/>
        </table:table-row>
        <table:table-row table:style-name="ro1">
          <table:table-cell table:style-name="ce5" table:formula="of:=[Comunidades.A9]" office:value-type="string" office:string-value="PI" calcext:value-type="string">
            <text:p>PI</text:p>
          </table:table-cell>
          <table:table-cell table:style-name="ce5" table:formula="of:=[Comunidades.B9]" office:value-type="string" office:string-value="PHP PI" calcext:value-type="string">
            <text:p>PHP PI</text:p>
          </table:table-cell>
          <table:table-cell table:style-name="ce5" table:formula="of:=[Comunidades.E9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34" office:value-type="date" office:date-value="2019-10-26" calcext:value-type="date">
            <text:p>26/10/19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cebook" table:style-name="ta3">
        <table:table-column table:style-name="co1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Default"/>
        <table:table-column table:style-name="co31" table:default-cell-style-name="ce1"/>
        <table:table-column table:style-name="co32" table:default-cell-style-name="ce1"/>
        <table:table-column table:style-name="co8" table:number-columns-repeated="57" table:default-cell-style-name="ce1"/>
        <table:table-column table:style-name="co8" table:number-columns-repeated="960" table:default-cell-style-name="Default"/>
        <table:table-row table:style-name="ro1">
          <table:table-cell table:style-name="ce3" table:formula="of:=[Comunidades.A1]" office:value-type="string" office:string-value="ESTADO" calcext:value-type="string">
            <text:p>ESTADO</text:p>
          </table:table-cell>
          <table:table-cell table:style-name="ce3" table:formula="of:=[Comunidades.B1]" office:value-type="string" office:string-value="NOME" calcext:value-type="string">
            <text:p>NOME</text:p>
          </table:table-cell>
          <table:table-cell table:style-name="ce3" table:formula="of:=[Comunidades.F1]" office:value-type="string" office:string-value="FACEBOOK PAGE" calcext:value-type="string">
            <text:p>FACEBOOK PAGE</text:p>
          </table:table-cell>
          <table:table-cell table:style-name="ce16" office:value-type="string" calcext:value-type="string">
            <text:p>INSCRITOS</text:p>
          </table:table-cell>
          <table:table-cell table:style-name="ce35" office:value-type="string" calcext:value-type="string">
            <text:p>FACEBOOK GROUP</text:p>
          </table:table-cell>
          <table:table-cell table:style-name="ce3" office:value-type="string" calcext:value-type="string">
            <text:p>INSCRITOS</text:p>
          </table:table-cell>
          <table:table-cell table:style-name="ce3" office:value-type="string" calcext:value-type="string">
            <text:p>DATA COLETA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5" table:formula="of:=[Comunidades.B2]" office:value-type="string" office:string-value="PHPESTE" calcext:value-type="string">
            <text:p>PHPESTE</text:p>
          </table:table-cell>
          <table:table-cell table:style-name="ce5" table:formula="of:=[Comunidades.F2]" office:value-type="string" office:string-value="https://www.facebook.com/PeAgaPeste/" calcext:value-type="string">
            <text:p>https://www.facebook.com/PeAgaPeste/</text:p>
          </table:table-cell>
          <table:table-cell table:style-name="ce14"/>
          <table:table-cell table:style-name="ce36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5" table:formula="of:=[Comunidades.A3]" office:value-type="string" office:string-value="AL" calcext:value-type="string">
            <text:p>AL</text:p>
          </table:table-cell>
          <table:table-cell table:style-name="ce5" table:formula="of:=[Comunidades.B3]" office:value-type="string" office:string-value="PHP User Group – Alagoas" calcext:value-type="string">
            <text:p>PHP User Group – Alagoas</text:p>
          </table:table-cell>
          <table:table-cell table:style-name="ce5" table:formula="of:=[Comunidades.F3]" office:value-type="string" office:string-value="https://www.facebook.com/groups/385099358172866/" calcext:value-type="string">
            <text:p>https://www.facebook.com/groups/385099358172866/</text:p>
          </table:table-cell>
          <table:table-cell table:style-name="ce14"/>
          <table:table-cell table:style-name="ce36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5" table:formula="of:=[Comunidades.A4]" office:value-type="string" office:string-value="BA" calcext:value-type="string">
            <text:p>BA</text:p>
          </table:table-cell>
          <table:table-cell table:style-name="ce5" table:formula="of:=[Comunidades.B4]" office:value-type="string" office:string-value="PHPBA" calcext:value-type="string">
            <text:p>PHPBA</text:p>
          </table:table-cell>
          <table:table-cell table:style-name="ce5" table:formula="of:=[Comunidades.F4]" office:value-type="string" office:string-value="https://www.facebook.com/PHPBA-1452159261670420/" calcext:value-type="string">
            <text:p>https://www.facebook.com/PHPBA-1452159261670420/</text:p>
          </table:table-cell>
          <table:table-cell table:style-name="ce14"/>
          <table:table-cell table:style-name="ce36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5" table:formula="of:=[Comunidades.A5]" office:value-type="string" office:string-value="CE" calcext:value-type="string">
            <text:p>CE</text:p>
          </table:table-cell>
          <table:table-cell table:style-name="ce5" table:formula="of:=[Comunidades.B5]" office:value-type="string" office:string-value="PHP com Rapadura" calcext:value-type="string">
            <text:p>PHP com Rapadura</text:p>
          </table:table-cell>
          <table:table-cell table:style-name="ce5" table:formula="of:=[Comunidades.F5]" office:value-type="string" office:string-value="https://www.facebook.com/RAPADURAdoPoder/" calcext:value-type="string">
            <text:p>https://www.facebook.com/RAPADURAdoPoder/</text:p>
          </table:table-cell>
          <table:table-cell table:style-name="ce14"/>
          <table:table-cell table:style-name="ce36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5" table:formula="of:=[Comunidades.A6]" office:value-type="string" office:string-value="MA" calcext:value-type="string">
            <text:p>MA</text:p>
          </table:table-cell>
          <table:table-cell table:style-name="ce5" table:formula="of:=[Comunidades.B6]" office:value-type="string" office:string-value="PHP Maranhão" calcext:value-type="string">
            <text:p>PHP Maranhão</text:p>
          </table:table-cell>
          <table:table-cell table:style-name="ce5" table:formula="of:=[Comunidades.F6]" office:value-type="string" office:string-value="https://www.facebook.com/devswebmaranhao/" calcext:value-type="string">
            <text:p>https://www.facebook.com/devswebmaranhao/</text:p>
          </table:table-cell>
          <table:table-cell table:style-name="ce14"/>
          <table:table-cell table:style-name="ce36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5" table:formula="of:=[Comunidades.A7]" office:value-type="string" office:string-value="PB" calcext:value-type="string">
            <text:p>PB</text:p>
          </table:table-cell>
          <table:table-cell table:style-name="ce5" table:formula="of:=[Comunidades.B7]" office:value-type="string" office:string-value="PHP PB" calcext:value-type="string">
            <text:p>PHP PB</text:p>
          </table:table-cell>
          <table:table-cell table:style-name="ce5" table:formula="of:=[Comunidades.F7]" office:value-type="string" office:string-value="https://www.facebook.com/PHP-PB-153629998034618/" calcext:value-type="string">
            <text:p>https://www.facebook.com/PHP-PB-153629998034618/</text:p>
          </table:table-cell>
          <table:table-cell table:style-name="ce14"/>
          <table:table-cell table:style-name="ce36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5" table:formula="of:=[Comunidades.A8]" office:value-type="string" office:string-value="PE" calcext:value-type="string">
            <text:p>PE</text:p>
          </table:table-cell>
          <table:table-cell table:style-name="ce5" table:formula="of:=[Comunidades.B8]" office:value-type="string" office:string-value="PHP Pernambuco" calcext:value-type="string">
            <text:p>PHP Pernambuco</text:p>
          </table:table-cell>
          <table:table-cell table:style-name="ce5" table:formula="of:=[Comunidades.F8]" office:value-type="string" office:string-value="https://www.facebook.com/comunidadewebpe/" calcext:value-type="string">
            <text:p>https://www.facebook.com/comunidadewebpe/</text:p>
          </table:table-cell>
          <table:table-cell table:style-name="ce14"/>
          <table:table-cell table:style-name="ce36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5" table:formula="of:=[Comunidades.A9]" office:value-type="string" office:string-value="PI" calcext:value-type="string">
            <text:p>PI</text:p>
          </table:table-cell>
          <table:table-cell table:style-name="ce5" table:formula="of:=[Comunidades.B9]" office:value-type="string" office:string-value="PHP PI" calcext:value-type="string">
            <text:p>PHP PI</text:p>
          </table:table-cell>
          <table:table-cell table:style-name="ce5" table:formula="of:=[Comunidades.F9]" office:value-type="float" office:value="0" calcext:value-type="float">
            <text:p>0</text:p>
          </table:table-cell>
          <table:table-cell table:style-name="ce14"/>
          <table:table-cell table:style-name="ce36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5" table:formula="of:=[Comunidades.A10]" office:value-type="string" office:string-value="RN" calcext:value-type="string">
            <text:p>RN</text:p>
          </table:table-cell>
          <table:table-cell table:style-name="ce5" table:formula="of:=[Comunidades.B10]" office:value-type="string" office:string-value="PHP RN" calcext:value-type="string">
            <text:p>PHP RN</text:p>
          </table:table-cell>
          <table:table-cell table:style-name="ce5" table:formula="of:=[Comunidades.F10]" office:value-type="string" office:string-value="https://www.facebook.com/groups/1686832664951730/" calcext:value-type="string">
            <text:p>https://www.facebook.com/groups/1686832664951730/</text:p>
          </table:table-cell>
          <table:table-cell table:style-name="ce14"/>
          <table:table-cell table:style-name="ce36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5" table:formula="of:=[Comunidades.A11]" office:value-type="string" office:string-value="SE" calcext:value-type="string">
            <text:p>SE</text:p>
          </table:table-cell>
          <table:table-cell table:style-name="ce5" table:formula="of:=[Comunidades.B11]" office:value-type="string" office:string-value="PHP SE" calcext:value-type="string">
            <text:p>PHP SE</text:p>
          </table:table-cell>
          <table:table-cell table:style-name="ce5" table:formula="of:=[Comunidades.F11]" office:value-type="string" office:string-value="https://www.facebook.com/PHP-Sergipe-296232240477531/" calcext:value-type="string">
            <text:p>https://www.facebook.com/PHP-Sergipe-296232240477531/</text:p>
          </table:table-cell>
          <table:table-cell table:style-name="ce14"/>
          <table:table-cell table:style-name="ce36"/>
          <table:table-cell table:style-name="ce5" table:number-columns-repeated="2"/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omunidades.A2:Comunidades.H12">
          <table:sort>
            <table:sort-by table:field-number="0" table:data-type="automatic"/>
          </table:sort>
        </table:database-range>
        <table:database-range table:name="__Anonymous_Sheet_DB__1" table:target-range-address="Github.A1:Github.G11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3" table:target-range-address="Telegram.A2:Telegram.E11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4" table:target-range-address="Instagram.A3:Instagram.F11">
          <table:sort>
            <table:sort-by table:field-number="4" table:order="descending" table:data-type="automatic"/>
          </table:sort>
        </table:database-range>
        <table:database-range table:name="__Anonymous_Sheet_DB__5" table:target-range-address="Twitter.A1:Twitter.F11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i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8.01mm" fo:margin-bottom="8.01mm" fo:margin-left="13mm" fo:margin-right="13mm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  <style:page-layout style:name="Mpm5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22:58:41.90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creation-date>2019-10-25T08:41:56Z</meta:creation-date>
    <dc:date>2019-10-26T23:41:17.187000000</dc:date>
    <meta:editing-cycles>95</meta:editing-cycles>
    <meta:editing-duration>PT5H19M11S</meta:editing-duration>
    <meta:document-statistic meta:table-count="7" meta:cell-count="1083" meta:object-count="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29cm" svg:y="0.316cm" chart:style-name="ch2">
          <text:p>GitHub</text:p>
        </chart:title>
        <chart:legend chart:legend-position="bottom" svg:x="4.51cm" svg:y="8.401cm" style:legend-expansion="wide" chart:style-name="ch3"/>
        <chart:plot-area chart:style-name="ch4" table:cell-range-address="Github.B2:Github.B11 Github.D1:Github.F11" chart:data-source-has-labels="both" svg:x="0.32cm" svg:y="1.275cm" svg:width="15.36cm" svg:height="6.762cm">
          <chartooo:coordinate-region svg:x="1.412cm" svg:y="1.275cm" svg:width="14.268cm" svg:height="3.057cm"/>
          <chart:axis chart:dimension="x" chart:name="primary-x" chart:style-name="ch5" chartooo:axis-type="auto">
            <chartooo:date-scale/>
            <chart:categories table:cell-range-address="Github.B2:Github.B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ithub.D2:Github.D11" chart:label-cell-address="Github.D1:Github.D1" chart:class="chart:bar">
            <chart:data-point chart:repeated="10"/>
          </chart:series>
          <chart:series chart:style-name="ch9" chart:values-cell-range-address="Github.E2:Github.E11" chart:label-cell-address="Github.E1:Github.E1" chart:class="chart:bar">
            <chart:data-point chart:repeated="10"/>
          </chart:series>
          <chart:series chart:style-name="ch10" chart:values-cell-range-address="Github.F2:Github.F11" chart:label-cell-address="Github.F1:Github.F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sitórios</text:p>
                <draw:g>
                  <svg:desc>Github.D1:Github.D1</svg:desc>
                </draw:g>
              </table:table-cell>
              <table:table-cell office:value-type="string">
                <text:p>Pessoas</text:p>
                <draw:g>
                  <svg:desc>Github.E1:Github.E1</svg:desc>
                </draw:g>
              </table:table-cell>
              <table:table-cell office:value-type="string">
                <text:p>Produtividade</text:p>
                <draw:g>
                  <svg:desc>Github.F1:Github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P Maranhão</text:p>
                <draw:g>
                  <svg:desc>Github.B2:Github.B11</svg:desc>
                </draw:g>
              </table:table-cell>
              <table:table-cell office:value-type="float" office:value="29">
                <text:p>29</text:p>
                <draw:g>
                  <svg:desc>Github.D2:Github.D11</svg:desc>
                </draw:g>
              </table:table-cell>
              <table:table-cell office:value-type="float" office:value="4">
                <text:p>4</text:p>
                <draw:g>
                  <svg:desc>Github.E2:Github.E11</svg:desc>
                </draw:g>
              </table:table-cell>
              <table:table-cell office:value-type="float" office:value="7.25">
                <text:p>7.25</text:p>
                <draw:g>
                  <svg:desc>Github.F2:Github.F11</svg:desc>
                </draw:g>
              </table:table-cell>
            </table:table-row>
            <table:table-row>
              <table:table-cell office:value-type="string">
                <text:p>PHP com Rapadura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PHPBA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P PB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PHP RN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HPESTE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PHP SE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PHP User Group – Alagoas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PHP Pernambuco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P P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bar" chart:style-name="ch1">
        <chart:title svg:x="4.436cm" svg:y="0.314cm" chart:style-name="ch2">
          <text:p>Quantidade de Membros no Telegram</text:p>
        </chart:title>
        <chart:plot-area chart:style-name="ch3" table:cell-range-address="Telegram.B2:Telegram.B11 Telegram.D1:Telegram.D11" chart:data-source-has-labels="both" svg:x="0.319cm" svg:y="1.22cm" svg:width="15.361cm" svg:height="7.6cm">
          <chartooo:coordinate-region svg:x="1.618cm" svg:y="1.22cm" svg:width="14.062cm" svg:height="4.332cm"/>
          <chart:axis chart:dimension="x" chart:name="primary-x" chart:style-name="ch4" chartooo:axis-type="text">
            <chart:categories table:cell-range-address="Telegram.B2:Telegram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legram.D2:Telegram.D11" chart:label-cell-address="Telegram.D1:Telegram.D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bros</text:p>
                <draw:g>
                  <svg:desc>Telegram.D1:Telegram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P com Rapadura</text:p>
                <draw:g>
                  <svg:desc>Telegram.B2:Telegram.B11</svg:desc>
                </draw:g>
              </table:table-cell>
              <table:table-cell office:value-type="float" office:value="479">
                <text:p>479</text:p>
                <draw:g>
                  <svg:desc>Telegram.D2:Telegram.D11</svg:desc>
                </draw:g>
              </table:table-cell>
            </table:table-row>
            <table:table-row>
              <table:table-cell office:value-type="string">
                <text:p>PHP Maranhão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PHPBA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PHP Pernambuco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PHP R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PHPESTE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PHP SE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PHP PB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PHP User Group – Alagoa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 PI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01cm" svg:height="7.621cm" xlink:href=".." xlink:type="simple" chart:class="chart:bar" chart:style-name="ch1">
        <chart:title svg:x="3.946cm" svg:y="0.288cm" chart:style-name="ch2">
          <text:p>Instagram - Seguidores</text:p>
        </chart:title>
        <chart:plot-area chart:style-name="ch3" table:cell-range-address="Instagram.B2:Instagram.B11 Instagram.E1:Instagram.E11" chart:data-source-has-labels="both" svg:x="0.254cm" svg:y="1.239cm" svg:width="12.193cm" svg:height="6.23cm">
          <chartooo:coordinate-region svg:x="0.99cm" svg:y="1.239cm" svg:width="11.457cm" svg:height="3.18cm"/>
          <chart:axis chart:dimension="x" chart:name="primary-x" chart:style-name="ch4" chartooo:axis-type="text">
            <chart:categories table:cell-range-address="Instagram.B2:Instagram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stagram.E2:Instagram.E11" chart:label-cell-address="Instagram.E1:Instagram.E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uidores</text:p>
                <draw:g>
                  <svg:desc>Instagram.E1:Instagram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P RN</text:p>
                <draw:g>
                  <svg:desc>Instagram.B2:Instagram.B11</svg:desc>
                </draw:g>
              </table:table-cell>
              <table:table-cell office:value-type="float" office:value="1087">
                <text:p>1087</text:p>
                <draw:g>
                  <svg:desc>Instagram.E2:Instagram.E11</svg:desc>
                </draw:g>
              </table:table-cell>
            </table:table-row>
            <table:table-row>
              <table:table-cell office:value-type="string">
                <text:p>PHP com Rapadura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PHP Maranhão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PHPESTE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PHP Pernambuco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PHP PB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HP User Group – Alagoa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HPB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 P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 S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01cm" svg:height="7.621cm" xlink:href=".." xlink:type="simple" chart:class="chart:bar" chart:style-name="ch1">
        <chart:title svg:x="3.879cm" svg:y="0.288cm" chart:style-name="ch2">
          <text:p>Instagram - Publicações</text:p>
        </chart:title>
        <chart:plot-area chart:style-name="ch3" table:cell-range-address="Instagram.B2:Instagram.B11 Instagram.D1:Instagram.D11" chart:data-source-has-labels="both" svg:x="0.254cm" svg:y="1.239cm" svg:width="12.193cm" svg:height="6.23cm">
          <chartooo:coordinate-region svg:x="0.673cm" svg:y="1.239cm" svg:width="11.774cm" svg:height="3.181cm"/>
          <chart:axis chart:dimension="x" chart:name="primary-x" chart:style-name="ch4" chartooo:axis-type="text">
            <chart:categories table:cell-range-address="Instagram.B2:Instagram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stagram.D2:Instagram.D11" chart:label-cell-address="Instagram.D1:Instagram.D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blicações</text:p>
                <draw:g>
                  <svg:desc>Instagram.D1:Instagram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P RN</text:p>
                <draw:g>
                  <svg:desc>Instagram.B2:Instagram.B11</svg:desc>
                </draw:g>
              </table:table-cell>
              <table:table-cell office:value-type="float" office:value="18">
                <text:p>18</text:p>
                <draw:g>
                  <svg:desc>Instagram.D2:Instagram.D11</svg:desc>
                </draw:g>
              </table:table-cell>
            </table:table-row>
            <table:table-row>
              <table:table-cell office:value-type="string">
                <text:p>PHP com Rapadura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HP Maranhão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PHPEST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PHP Pernambuco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PHP PB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P User Group – Alagoa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B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 P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 S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25cm" svg:y="0.316cm" chart:style-name="ch2">
          <text:p>Instagram</text:p>
        </chart:title>
        <chart:legend chart:legend-position="bottom" svg:x="5.655cm" svg:y="8.401cm" style:legend-expansion="wide" chart:style-name="ch3"/>
        <chart:plot-area chart:style-name="ch4" table:cell-range-address="Instagram.B2:Instagram.B11 Instagram.D1:Instagram.E11" chart:data-source-has-labels="both" svg:x="0.32cm" svg:y="1.275cm" svg:width="15.36cm" svg:height="6.762cm">
          <chartooo:coordinate-region svg:x="1.312cm" svg:y="1.275cm" svg:width="14.368cm" svg:height="3.056cm"/>
          <chart:axis chart:dimension="x" chart:name="primary-x" chart:style-name="ch5" chartooo:axis-type="auto">
            <chartooo:date-scale/>
            <chart:categories table:cell-range-address="Instagram.B2:Instagram.B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stagram.D2:Instagram.D11" chart:label-cell-address="Instagram.D1:Instagram.D1" chart:class="chart:bar">
            <chart:data-point chart:repeated="10"/>
          </chart:series>
          <chart:series chart:style-name="ch9" chart:values-cell-range-address="Instagram.E2:Instagram.E11" chart:label-cell-address="Instagram.E1:Instagram.E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blicações</text:p>
                <draw:g>
                  <svg:desc>Instagram.D1:Instagram.D1</svg:desc>
                </draw:g>
              </table:table-cell>
              <table:table-cell office:value-type="string">
                <text:p>Seguidores</text:p>
                <draw:g>
                  <svg:desc>Instagram.E1:Instagram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P RN</text:p>
                <draw:g>
                  <svg:desc>Instagram.B2:Instagram.B11</svg:desc>
                </draw:g>
              </table:table-cell>
              <table:table-cell office:value-type="float" office:value="18">
                <text:p>18</text:p>
                <draw:g>
                  <svg:desc>Instagram.D2:Instagram.D11</svg:desc>
                </draw:g>
              </table:table-cell>
              <table:table-cell office:value-type="float" office:value="1087">
                <text:p>1087</text:p>
                <draw:g>
                  <svg:desc>Instagram.E2:Instagram.E11</svg:desc>
                </draw:g>
              </table:table-cell>
            </table:table-row>
            <table:table-row>
              <table:table-cell office:value-type="string">
                <text:p>PHP com Rapadura</text:p>
              </table:table-cell>
              <table:table-cell office:value-type="float" office:value="25">
                <text:p>25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PHP Maranhão</text:p>
              </table:table-cell>
              <table:table-cell office:value-type="float" office:value="52">
                <text:p>5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PHPESTE</text:p>
              </table:table-cell>
              <table:table-cell office:value-type="float" office:value="49">
                <text:p>4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PHP Pernambuco</text:p>
              </table:table-cell>
              <table:table-cell office:value-type="float" office:value="26">
                <text:p>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PHP PB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HP User Group – Alagoas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HPB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 P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 S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42cm" svg:y="0.316cm" chart:style-name="ch2">
          <text:p>Twitter</text:p>
        </chart:title>
        <chart:legend chart:legend-position="bottom" svg:x="6.039cm" svg:y="8.401cm" style:legend-expansion="wide" chart:style-name="ch3"/>
        <chart:plot-area chart:style-name="ch4" table:cell-range-address="Twitter.B2:Twitter.B11 Twitter.D1:Twitter.E11" chart:data-source-has-labels="both" svg:x="0.32cm" svg:y="1.275cm" svg:width="15.36cm" svg:height="6.762cm">
          <chartooo:coordinate-region svg:x="1.312cm" svg:y="1.275cm" svg:width="14.368cm" svg:height="3.056cm"/>
          <chart:axis chart:dimension="x" chart:name="primary-x" chart:style-name="ch5" chartooo:axis-type="auto">
            <chartooo:date-scale/>
            <chart:categories table:cell-range-address="Twitter.B2:Twitter.B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witter.D2:Twitter.D11" chart:label-cell-address="Twitter.D1:Twitter.D1" chart:class="chart:bar">
            <chart:data-point chart:repeated="10"/>
          </chart:series>
          <chart:series chart:style-name="ch9" chart:values-cell-range-address="Twitter.E2:Twitter.E11" chart:label-cell-address="Twitter.E1:Twitter.E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uidores</text:p>
                <draw:g>
                  <svg:desc>Twitter.D1:Twitter.D1</svg:desc>
                </draw:g>
              </table:table-cell>
              <table:table-cell office:value-type="string">
                <text:p>Tweets</text:p>
                <draw:g>
                  <svg:desc>Twitter.E1:Twitter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P PB</text:p>
                <draw:g>
                  <svg:desc>Twitter.B2:Twitter.B11</svg:desc>
                </draw:g>
              </table:table-cell>
              <table:table-cell office:value-type="float" office:value="1053">
                <text:p>1053</text:p>
                <draw:g>
                  <svg:desc>Twitter.D2:Twitter.D11</svg:desc>
                </draw:g>
              </table:table-cell>
              <table:table-cell office:value-type="float" office:value="336">
                <text:p>336</text:p>
                <draw:g>
                  <svg:desc>Twitter.E2:Twitter.E11</svg:desc>
                </draw:g>
              </table:table-cell>
            </table:table-row>
            <table:table-row>
              <table:table-cell office:value-type="string">
                <text:p>PHP com Rapadura</text:p>
              </table:table-cell>
              <table:table-cell office:value-type="float" office:value="909">
                <text:p>90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PHPESTE</text:p>
              </table:table-cell>
              <table:table-cell office:value-type="float" office:value="853">
                <text:p>85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PHP User Group – Alagoas</text:p>
              </table:table-cell>
              <table:table-cell office:value-type="float" office:value="437">
                <text:p>43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PHP Maranhão</text:p>
              </table:table-cell>
              <table:table-cell office:value-type="float" office:value="292">
                <text:p>2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PHP Pernambuco</text:p>
              </table:table-cell>
              <table:table-cell office:value-type="float" office:value="287">
                <text:p>28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PHPBA</text:p>
              </table:table-cell>
              <table:table-cell office:value-type="float" office:value="280">
                <text:p>2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HP SE</text:p>
              </table:table-cell>
              <table:table-cell office:value-type="float" office:value="183">
                <text:p>1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PHP RN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HP P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